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152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7.56pt"/>
    </style:style>
    <style:style style:name="co6" style:family="table-column">
      <style:table-column-properties fo:break-before="auto" style:column-width="65.65pt"/>
    </style:style>
    <style:style style:name="co7" style:family="table-column">
      <style:table-column-properties fo:break-before="auto" style:column-width="70.04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16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order-bottom="none" fo:background-color="#30303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78" style:family="table-cell" style:parent-style-name="Default">
      <style:table-cell-properties fo:border="non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" style:family="table-cell" style:parent-style-name="Default">
      <style:table-cell-properties fo:border-bottom="none" fo:background-color="#30303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9" style:family="table-cell" style:parent-style-name="Default">
      <style:table-cell-properties fo:border-bottom="none" fo:background-color="#cc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58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65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5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6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cc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Default">
      <style:table-cell-properties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cc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 style:data-style-name="N125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80" style:family="table-cell" style:parent-style-name="Default" style:data-style-name="N125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81" style:family="table-cell" style:parent-style-name="Default" style:data-style-name="N104">
      <style:table-cell-properties fo:border-bottom="none" fo:wrap-option="wrap" fo:border-left="none" fo:border-right="0.06pt solid #000000" fo:border-top="none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5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37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font-size="11pt" style:font-size-asian="11pt" style:font-size-complex="11pt"/>
    </style:style>
    <style:style style:name="ce90" style:family="table-cell" style:parent-style-name="Default" style:data-style-name="N125">
      <style:text-properties fo:font-size="11pt" style:font-size-asian="11pt" style:font-size-complex="11pt"/>
    </style:style>
    <style:style style:name="ce70" style:family="table-cell" style:parent-style-name="Default" style:data-style-name="N125"/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cc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0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7.4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7.1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7.8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visibility="collapse" table:default-cell-style-name="Default"/>
        <table:table-column table:style-name="co9" table:default-cell-style-name="ce55"/>
        <table:table-column table:style-name="co4" table:default-cell-style-name="ce55"/>
        <table:table-column table:style-name="co4" table:number-columns-repeated="2" table:default-cell-style-name="Default"/>
        <table:table-row table:style-name="ro1">
          <table:table-cell table:style-name="ce43"/>
          <table:table-cell table:style-name="ce49"/>
          <table:table-cell table:number-columns-repeated="2"/>
          <table:table-cell table:style-name="ce57" table:number-columns-repeated="2"/>
          <table:table-cell table:number-columns-repeated="7"/>
        </table:table-row>
        <table:table-row table:style-name="ro1">
          <table:table-cell table:style-name="ce43"/>
          <table:table-cell table:style-name="ce50" office:value-type="string" calcext:value-type="string">
            <text:p>Bill of Materials for Capstone Group #9</text:p>
          </table:table-cell>
          <table:table-cell table:number-columns-repeated="2"/>
          <table:table-cell table:style-name="ce57" office:value-type="string" calcext:value-type="string">
            <text:p>Total # Parts</text:p>
          </table:table-cell>
          <table:table-cell table:style-name="ce62" table:formula="of:=SUM([.D6:.D87])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43"/>
          <table:table-cell table:style-name="ce50"/>
          <table:table-cell table:number-columns-repeated="2"/>
          <table:table-cell table:style-name="ce43" office:value-type="string" calcext:value-type="string">
            <text:p>Total Cost:</text:p>
          </table:table-cell>
          <table:table-cell table:style-name="ce63" table:formula="of:=SUM([.I6:.I87])" office:value-type="currency" office:value="220.5" calcext:value-type="currency">
            <text:p>$220.50</text:p>
          </table:table-cell>
          <table:table-cell table:style-name="ce64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Part Info</text:p>
          </table:table-cell>
          <table:covered-table-cell table:number-columns-repeated="3" table:style-name="ce9"/>
          <table:table-cell table:style-name="ce19" office:value-type="string" calcext:value-type="string" table:number-columns-spanned="3" table:number-rows-spanned="1">
            <text:p>Digi-Key</text:p>
          </table:table-cell>
          <table:covered-table-cell table:style-name="ce25"/>
          <table:covered-table-cell table:style-name="ce27"/>
          <table:table-cell table:style-name="ce34"/>
          <table:table-cell/>
          <table:table-cell table:style-name="ce40" office:value-type="string" calcext:value-type="string" table:number-columns-spanned="2" table:number-rows-spanned="1">
            <text:p>Digi-Key BOM List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Ref#</text:p>
          </table:table-cell>
          <table:table-cell table:style-name="ce10" office:value-type="string" calcext:value-type="string">
            <text:p>Ref Value</text:p>
          </table:table-cell>
          <table:table-cell table:style-name="ce10" office:value-type="string" calcext:value-type="string">
            <text:p>Manf#</text:p>
          </table:table-cell>
          <table:table-cell table:style-name="ce10" office:value-type="string" calcext:value-type="string">
            <text:p>Quantity</text:p>
          </table:table-cell>
          <table:table-cell table:style-name="ce3" office:value-type="string" calcext:value-type="string">
            <text:p>Part#</text:p>
          </table:table-cell>
          <table:table-cell table:style-name="ce10" office:value-type="string" calcext:value-type="string">
            <text:p>Available</text:p>
          </table:table-cell>
          <table:table-cell table:style-name="ce28" office:value-type="string" calcext:value-type="string">
            <text:p>Unit Cost</text:p>
          </table:table-cell>
          <table:table-cell table:style-name="ce35"/>
          <table:table-cell/>
          <table:table-cell table:style-name="ce45" office:value-type="string" calcext:value-type="string">
            <text:p>Part#</text:p>
          </table:table-cell>
          <table:table-cell table:style-name="ce45" office:value-type="string" calcext:value-type="string">
            <text:p>Quantity</text:p>
          </table:table-cell>
          <table:table-cell table:number-columns-repeated="2"/>
        </table:table-row>
        <table:table-row table:style-name="ro4">
          <table:table-cell table:style-name="ce12" office:value-type="string" calcext:value-type="string">
            <text:p>BAR1</text:p>
          </table:table-cell>
          <table:table-cell table:number-columns-repeated="2" table:style-name="ce39" office:value-type="string" calcext:value-type="string">
            <text:p>DC7G3HWA</text:p>
          </table:table-cell>
          <table:table-cell table:style-name="ce46" office:value-type="float" office:value="1" calcext:value-type="float">
            <text:p>1</text:p>
          </table:table-cell>
          <table:table-cell table:style-name="ce56" office:value-type="string" calcext:value-type="string">
            <office:annotation draw:style-name="gr1" draw:text-style-name="P2" svg:width="135.24pt" svg:height="65.99pt" svg:x="543.26pt" svg:y="55.93pt" draw:caption-point-x="69.19pt" draw:caption-point-y="25.8pt">
              <dc:date>2018-06-07T00:00:00</dc:date>
              <text:p text:style-name="P1"><text:span text:style-name="T1">Current: 25mA Green, 25mA Red</text:span></text:p>
              <text:p text:style-name="P1"><text:span text:style-name="T1">Manf: Kingbright</text:span></text:p>
            </office:annotation>
            <text:p><text:a xlink:href="https://www.digikey.ca/products/en?keywords=DC7G3HWA+" xlink:type="simple">754-1671-5-ND</text:a></text:p>
          </table:table-cell>
          <table:table-cell table:style-name="ce39" office:value-type="float" office:value="43" calcext:value-type="float">
            <text:p>43</text:p>
          </table:table-cell>
          <table:table-cell table:style-name="ce79" office:value-type="currency" office:value="2.73" calcext:value-type="currency">
            <text:p>$2.73</text:p>
          </table:table-cell>
          <table:table-cell table:style-name="ce80"/>
          <table:table-cell table:style-name="ce90" table:formula="of:=[.D6]*[.G6]" office:value-type="currency" office:value="2.73" calcext:value-type="currency">
            <text:p>$2.73</text:p>
          </table:table-cell>
          <table:table-cell table:style-name="ce95" table:formula="of:=[.E6]" office:value-type="string" office:string-value="754-1671-5-ND" calcext:value-type="string">
            <text:p>754-1671-5-ND</text:p>
          </table:table-cell>
          <table:table-cell table:style-name="ce95" table:formula="of:=[.D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BT5</text:p>
          </table:table-cell>
          <table:table-cell table:style-name="ce41" office:value-type="string" calcext:value-type="string">
            <text:p>Battery Holder</text:p>
          </table:table-cell>
          <table:table-cell table:style-name="ce44" office:value-type="string" calcext:value-type="string">
            <text:p>BH4AAPC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91.11pt" draw:caption-point-x="69.19pt" draw:caption-point-y="5.53pt">
              <dc:date>2018-06-07T00:00:00</dc:date>
              <text:p text:style-name="P1"><text:span text:style-name="T1">Manf: MPD (Memory Protection Devices)</text:span></text:p>
            </office:annotation>
            <text:p><text:a xlink:href="https://www.digikey.ca/products/en?keywords=BH4AAPC+" xlink:type="simple">BH4AA-PC-ND</text:a></text:p>
          </table:table-cell>
          <table:table-cell table:style-name="ce41" office:value-type="float" office:value="2073" calcext:value-type="float">
            <text:p>2073</text:p>
          </table:table-cell>
          <table:table-cell table:style-name="ce80" office:value-type="currency" office:value="5.57" calcext:value-type="currency">
            <text:p>$5.57</text:p>
          </table:table-cell>
          <table:table-cell table:style-name="ce80"/>
          <table:table-cell table:style-name="ce90" table:formula="of:=[.D7]*[.G7]" office:value-type="currency" office:value="5.57" calcext:value-type="currency">
            <text:p>$5.57</text:p>
          </table:table-cell>
          <table:table-cell table:style-name="ce95" table:formula="of:=[.E7]" office:value-type="string" office:string-value="BH4AA-PC-ND" calcext:value-type="string">
            <text:p>BH4AA-PC-ND</text:p>
          </table:table-cell>
          <table:table-cell table:style-name="ce95" table:formula="of:=[.D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BT1-BT4</text:p>
          </table:table-cell>
          <table:table-cell table:style-name="ce41" office:value-type="string" calcext:value-type="string">
            <text:p>Holder</text:p>
          </table:table-cell>
          <table:table-cell table:style-name="ce44" office:value-type="string" calcext:value-type="string">
            <text:p>BK-5091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105.99pt" draw:caption-point-x="69.19pt" draw:caption-point-y="5.53pt">
              <dc:date>2018-06-07T00:00:00</dc:date>
              <text:p text:style-name="P1"><text:span text:style-name="T1">Manf: MPD (Memory Protection Devices)</text:span></text:p>
            </office:annotation>
            <text:p><text:a xlink:href="https://www.digikey.ca/products/en?keywords=BK-5091+" xlink:type="simple">BK-5091-ND</text:a></text:p>
          </table:table-cell>
          <table:table-cell table:style-name="ce41" office:value-type="float" office:value="4220" calcext:value-type="float">
            <text:p>4220</text:p>
          </table:table-cell>
          <table:table-cell table:style-name="ce80" office:value-type="currency" office:value="0.42" calcext:value-type="currency">
            <text:p>$0.42</text:p>
          </table:table-cell>
          <table:table-cell table:style-name="ce80"/>
          <table:table-cell table:style-name="ce90" table:formula="of:=[.D8]*[.G8]" office:value-type="currency" office:value="1.68" calcext:value-type="currency">
            <text:p>$1.68</text:p>
          </table:table-cell>
          <table:table-cell table:style-name="ce95" table:formula="of:=[.E8]" office:value-type="string" office:string-value="BK-5091-ND" calcext:value-type="string">
            <text:p>BK-5091-ND</text:p>
          </table:table-cell>
          <table:table-cell table:style-name="ce95" table:formula="of:=[.D8]" office:value-type="float" office:value="4" calcext:value-type="float">
            <text:p>4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,C2</text:p>
          </table:table-cell>
          <table:table-cell table:style-name="ce41" office:value-type="string" calcext:value-type="string">
            <text:p>27p</text:p>
          </table:table-cell>
          <table:table-cell table:style-name="ce44" office:value-type="string" calcext:value-type="string">
            <text:p>C1206C270F5GACTU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112.08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±1%</text:span></text:p>
              <text:p text:style-name="P1"><text:span text:style-name="T1">Value: 27pF</text:span></text:p>
              <text:p text:style-name="P1"><text:span text:style-name="T1">Voltage: 50V</text:span></text:p>
            </office:annotation>
            <text:p><text:a xlink:href="https://www.digikey.ca/product-detail/en/kemet/C1206C270F5GACTU/399-9339-1-ND/3522857" xlink:type="simple">399-9339-1-ND</text:a></text:p>
          </table:table-cell>
          <table:table-cell table:style-name="ce41" office:value-type="float" office:value="3930" calcext:value-type="float">
            <text:p>3930</text:p>
          </table:table-cell>
          <table:table-cell table:style-name="ce80" office:value-type="currency" office:value="2.02" calcext:value-type="currency">
            <text:p>$2.02</text:p>
          </table:table-cell>
          <table:table-cell table:style-name="ce80"/>
          <table:table-cell table:style-name="ce90" table:formula="of:=[.D9]*[.G9]" office:value-type="currency" office:value="4.04" calcext:value-type="currency">
            <text:p>$4.04</text:p>
          </table:table-cell>
          <table:table-cell table:style-name="ce95" table:formula="of:=[.E9]" office:value-type="string" office:string-value="399-9339-1-ND" calcext:value-type="string">
            <text:p>399-9339-1-ND</text:p>
          </table:table-cell>
          <table:table-cell table:style-name="ce95" table:formula="of:=[.D9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0,C11</text:p>
          </table:table-cell>
          <table:table-cell table:style-name="ce41" office:value-type="string" calcext:value-type="string">
            <text:p>100p</text:p>
          </table:table-cell>
          <table:table-cell table:style-name="ce44" office:value-type="string" calcext:value-type="string">
            <text:p>885012008004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126.94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Wurth Electronics Inc.</text:span></text:p>
              <text:p text:style-name="P1"><text:span text:style-name="T1">Size: 0.126" L x 0.063" W (3.20mm x 1.60mm)</text:span></text:p>
              <text:p text:style-name="P1"><text:span text:style-name="T1">Tolerance: ±5%</text:span></text:p>
              <text:p text:style-name="P1"><text:span text:style-name="T1">Value: 100pF</text:span></text:p>
              <text:p text:style-name="P1"><text:span text:style-name="T1">Voltage: 10V</text:span></text:p>
            </office:annotation>
            <text:p><text:a xlink:href="https://www.digikey.ca/product-detail/en/wurth-electronics-inc/885012008004/732-7864-1-ND/5454491" xlink:type="simple">732-7864-1-ND</text:a></text:p>
          </table:table-cell>
          <table:table-cell table:style-name="ce41" office:value-type="float" office:value="3319" calcext:value-type="float">
            <text:p>3319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10]*[.G10]" office:value-type="currency" office:value="0.3" calcext:value-type="currency">
            <text:p>$0.30</text:p>
          </table:table-cell>
          <table:table-cell table:style-name="ce95" table:formula="of:=[.E10]" office:value-type="string" office:string-value="732-7864-1-ND" calcext:value-type="string">
            <text:p>732-7864-1-ND</text:p>
          </table:table-cell>
          <table:table-cell table:style-name="ce95" table:formula="of:=[.D10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2</text:p>
          </table:table-cell>
          <table:table-cell table:style-name="ce41" office:value-type="string" calcext:value-type="string">
            <text:p>1n</text:p>
          </table:table-cell>
          <table:table-cell table:style-name="ce44" office:value-type="string" calcext:value-type="string">
            <text:p>885012208022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141.85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Wurth Electronics Inc.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1000pF</text:span></text:p>
              <text:p text:style-name="P1"><text:span text:style-name="T1">Voltage: 16V</text:span></text:p>
            </office:annotation>
            <text:p><text:a xlink:href="https://www.digikey.ca/product-detail/en/wurth-electronics-inc/885012208022/732-8089-1-ND/5454716" xlink:type="simple">732-8089-1-ND</text:a></text:p>
          </table:table-cell>
          <table:table-cell table:style-name="ce41" office:value-type="float" office:value="3391" calcext:value-type="float">
            <text:p>3391</text:p>
          </table:table-cell>
          <table:table-cell table:style-name="ce80" office:value-type="currency" office:value="0.14" calcext:value-type="currency">
            <text:p>$0.14</text:p>
          </table:table-cell>
          <table:table-cell table:style-name="ce80"/>
          <table:table-cell table:style-name="ce90" table:formula="of:=[.D11]*[.G11]" office:value-type="currency" office:value="0.14" calcext:value-type="currency">
            <text:p>$0.14</text:p>
          </table:table-cell>
          <table:table-cell table:style-name="ce95" table:formula="of:=[.E11]" office:value-type="string" office:string-value="732-8089-1-ND" calcext:value-type="string">
            <text:p>732-8089-1-ND</text:p>
          </table:table-cell>
          <table:table-cell table:style-name="ce95" table:formula="of:=[.D1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3,C15,C17</text:p>
          </table:table-cell>
          <table:table-cell table:style-name="ce41" office:value-type="string" calcext:value-type="string">
            <text:p>0.68u</text:p>
          </table:table-cell>
          <table:table-cell table:style-name="ce44" office:value-type="string" calcext:value-type="string">
            <text:p>885012208012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156.76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Wurth Electronics Inc.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0.68µF</text:span></text:p>
              <text:p text:style-name="P1"><text:span text:style-name="T1">Voltage: 10V</text:span></text:p>
            </office:annotation>
            <text:p><text:a xlink:href="https://www.digikey.ca/product-detail/en/wurth-electronics-inc/885012208012/732-7684-1-ND/5454311" xlink:type="simple">732-7684-1-ND</text:a></text:p>
          </table:table-cell>
          <table:table-cell table:style-name="ce41" office:value-type="float" office:value="2715" calcext:value-type="float">
            <text:p>2715</text:p>
          </table:table-cell>
          <table:table-cell table:style-name="ce80" office:value-type="currency" office:value="0.46" calcext:value-type="currency">
            <text:p>$0.46</text:p>
          </table:table-cell>
          <table:table-cell table:style-name="ce80"/>
          <table:table-cell table:style-name="ce90" table:formula="of:=[.D12]*[.G12]" office:value-type="currency" office:value="1.38" calcext:value-type="currency">
            <text:p>$1.38</text:p>
          </table:table-cell>
          <table:table-cell table:style-name="ce95" table:formula="of:=[.E12]" office:value-type="string" office:string-value="732-7684-1-ND" calcext:value-type="string">
            <text:p>732-7684-1-ND</text:p>
          </table:table-cell>
          <table:table-cell table:style-name="ce95" table:formula="of:=[.D12]" office:value-type="float" office:value="3" calcext:value-type="float">
            <text:p>3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4,C16,C19</text:p>
          </table:table-cell>
          <table:table-cell table:style-name="ce41" office:value-type="string" calcext:value-type="string">
            <text:p>0.068u</text:p>
          </table:table-cell>
          <table:table-cell table:style-name="ce44" office:value-type="string" calcext:value-type="string">
            <text:p>885012208086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171.67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Wurth Electronics Inc.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0.068µF</text:span></text:p>
              <text:p text:style-name="P1"><text:span text:style-name="T1">Voltage: 50V</text:span></text:p>
            </office:annotation>
            <text:p><text:a xlink:href="https://www.digikey.ca/product-detail/en/wurth-electronics-inc/885012208086/732-8126-1-ND/5454753" xlink:type="simple">732-8126-1-ND</text:a></text:p>
          </table:table-cell>
          <table:table-cell table:style-name="ce41" office:value-type="float" office:value="2550" calcext:value-type="float">
            <text:p>2550</text:p>
          </table:table-cell>
          <table:table-cell table:style-name="ce80" office:value-type="currency" office:value="0.2" calcext:value-type="currency">
            <text:p>$0.20</text:p>
          </table:table-cell>
          <table:table-cell table:style-name="ce80"/>
          <table:table-cell table:style-name="ce90" table:formula="of:=[.D13]*[.G13]" office:value-type="currency" office:value="0.6" calcext:value-type="currency">
            <text:p>$0.60</text:p>
          </table:table-cell>
          <table:table-cell table:style-name="ce95" table:formula="of:=[.E13]" office:value-type="string" office:string-value="732-8126-1-ND" calcext:value-type="string">
            <text:p>732-8126-1-ND</text:p>
          </table:table-cell>
          <table:table-cell table:style-name="ce95" table:formula="of:=[.D13]" office:value-type="float" office:value="3" calcext:value-type="float">
            <text:p>3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18,C27,C29</text:p>
          </table:table-cell>
          <table:table-cell table:style-name="ce41" office:value-type="string" calcext:value-type="string">
            <text:p>47u</text:p>
          </table:table-cell>
          <table:table-cell table:style-name="ce44" office:value-type="string" calcext:value-type="string">
            <text:p>GRM31CC80J476KE18L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office:annotation draw:style-name="gr4" draw:text-style-name="P2" svg:width="135.24pt" svg:height="82.8pt" svg:x="543.26pt" svg:y="181.76pt" draw:caption-point-x="69.19pt" draw:caption-point-y="19.16pt">
              <dc:date>2018-06-07T00:00:00</dc:date>
              <text:p text:style-name="P1"><text:span text:style-name="T1">Footprint: 1206 (3216 Metric)</text:span></text:p>
              <text:p text:style-name="P1"><text:span text:style-name="T1">Manf: Murata Electronics North America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47µF</text:span></text:p>
              <text:p text:style-name="P1"><text:span text:style-name="T1">Voltage: 6.3V</text:span></text:p>
            </office:annotation>
            <text:p><text:a xlink:href="https://www.digikey.ca/product-detail/en/murata-electronics-north-america/GRM31CC80J476KE18L/490-8337-1-ND/4380631" xlink:type="simple">490-8337-1-ND</text:a></text:p>
          </table:table-cell>
          <table:table-cell table:style-name="ce41" office:value-type="float" office:value="20000" calcext:value-type="float">
            <text:p>20000</text:p>
          </table:table-cell>
          <table:table-cell table:style-name="ce80" office:value-type="currency" office:value="1.21" calcext:value-type="currency">
            <text:p>$1.21</text:p>
          </table:table-cell>
          <table:table-cell table:style-name="ce80"/>
          <table:table-cell table:style-name="ce90" table:formula="of:=[.D14]*[.G14]" office:value-type="currency" office:value="3.63" calcext:value-type="currency">
            <text:p>$3.63</text:p>
          </table:table-cell>
          <table:table-cell table:style-name="ce95" table:formula="of:=[.E14]" office:value-type="string" office:string-value="490-8337-1-ND" calcext:value-type="string">
            <text:p>490-8337-1-ND</text:p>
          </table:table-cell>
          <table:table-cell table:style-name="ce95" table:formula="of:=[.D14]" office:value-type="float" office:value="3" calcext:value-type="float">
            <text:p>3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20,C22</text:p>
          </table:table-cell>
          <table:table-cell table:style-name="ce41" office:value-type="string" calcext:value-type="string">
            <text:p>10u</text:p>
          </table:table-cell>
          <table:table-cell table:style-name="ce44" office:value-type="string" calcext:value-type="string">
            <text:p>C3216X5R1C106K160AA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01.49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TDK Corporation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10µF</text:span></text:p>
              <text:p text:style-name="P1"><text:span text:style-name="T1">Voltage: 16V</text:span></text:p>
            </office:annotation>
            <text:p><text:a xlink:href="https://www.digikey.ca/product-detail/en/tdk-corporation/C3216X5R1C106K160AA/445-4052-1-ND/1965698" xlink:type="simple">445-4052-1-ND</text:a></text:p>
          </table:table-cell>
          <table:table-cell table:style-name="ce41" office:value-type="float" office:value="6752" calcext:value-type="float">
            <text:p>6752</text:p>
          </table:table-cell>
          <table:table-cell table:style-name="ce80" office:value-type="currency" office:value="0.42" calcext:value-type="currency">
            <text:p>$0.42</text:p>
          </table:table-cell>
          <table:table-cell table:style-name="ce80"/>
          <table:table-cell table:style-name="ce90" table:formula="of:=[.D15]*[.G15]" office:value-type="currency" office:value="0.84" calcext:value-type="currency">
            <text:p>$0.84</text:p>
          </table:table-cell>
          <table:table-cell table:style-name="ce95" table:formula="of:=[.E15]" office:value-type="string" office:string-value="445-4052-1-ND" calcext:value-type="string">
            <text:p>445-4052-1-ND</text:p>
          </table:table-cell>
          <table:table-cell table:style-name="ce95" table:formula="of:=[.D15]" office:value-type="float" office:value="2" calcext:value-type="float">
            <text:p>2</text:p>
          </table:table-cell>
          <table:table-cell/>
          <table:table-cell table:style-name="ce14"/>
        </table:table-row>
        <table:table-row table:style-name="ro4">
          <table:table-cell table:style-name="ce15" office:value-type="string" calcext:value-type="string">
            <text:p>C21,C24,C25</text:p>
          </table:table-cell>
          <table:table-cell table:style-name="ce41" office:value-type="string" calcext:value-type="string">
            <text:p>4.7u</text:p>
          </table:table-cell>
          <table:table-cell table:style-name="ce44" office:value-type="string" calcext:value-type="string">
            <text:p>C1206C475K4PACTU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16.34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4.7µF</text:span></text:p>
              <text:p text:style-name="P1"><text:span text:style-name="T1">Voltage: 16V</text:span></text:p>
            </office:annotation>
            <text:p><text:a xlink:href="https://www.digikey.ca/product-detail/en/kemet/C1206C475K4PACTU/399-1265-1-ND/411540" xlink:type="simple">399-1265-1-ND</text:a></text:p>
          </table:table-cell>
          <table:table-cell table:style-name="ce41" office:value-type="float" office:value="20000" calcext:value-type="float">
            <text:p>20000</text:p>
          </table:table-cell>
          <table:table-cell table:style-name="ce80" office:value-type="currency" office:value="0.43" calcext:value-type="currency">
            <text:p>$0.43</text:p>
          </table:table-cell>
          <table:table-cell table:style-name="ce80"/>
          <table:table-cell table:style-name="ce90" table:formula="of:=[.D16]*[.G16]" office:value-type="currency" office:value="1.29" calcext:value-type="currency">
            <text:p>$1.29</text:p>
          </table:table-cell>
          <table:table-cell table:style-name="ce95" table:formula="of:=[.E16]" office:value-type="string" office:string-value="399-1265-1-ND" calcext:value-type="string">
            <text:p>399-1265-1-ND</text:p>
          </table:table-cell>
          <table:table-cell table:style-name="ce95" table:formula="of:=[.D16]" office:value-type="float" office:value="3" calcext:value-type="float">
            <text:p>3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23</text:p>
          </table:table-cell>
          <table:table-cell table:style-name="ce41" office:value-type="string" calcext:value-type="string">
            <text:p>22u</text:p>
          </table:table-cell>
          <table:table-cell table:style-name="ce44" office:value-type="string" calcext:value-type="string">
            <text:p>C1206C226Z9VACTU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31.25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-20%, +80%</text:span></text:p>
              <text:p text:style-name="P1"><text:span text:style-name="T1">Value: 22µF</text:span></text:p>
              <text:p text:style-name="P1"><text:span text:style-name="T1">Voltage: 6.3V</text:span></text:p>
            </office:annotation>
            <text:p><text:a xlink:href="https://www.digikey.ca/product-detail/en/kemet/C1206C226Z9VACTU/399-3028-1-ND/447583" xlink:type="simple">399-3028-1-ND</text:a></text:p>
          </table:table-cell>
          <table:table-cell table:style-name="ce41" office:value-type="float" office:value="16816" calcext:value-type="float">
            <text:p>16816</text:p>
          </table:table-cell>
          <table:table-cell table:style-name="ce80" office:value-type="currency" office:value="0.57" calcext:value-type="currency">
            <text:p>$0.57</text:p>
          </table:table-cell>
          <table:table-cell table:style-name="ce80"/>
          <table:table-cell table:style-name="ce90" table:formula="of:=[.D17]*[.G17]" office:value-type="currency" office:value="0.57" calcext:value-type="currency">
            <text:p>$0.57</text:p>
          </table:table-cell>
          <table:table-cell table:style-name="ce95" table:formula="of:=[.E17]" office:value-type="string" office:string-value="399-3028-1-ND" calcext:value-type="string">
            <text:p>399-3028-1-ND</text:p>
          </table:table-cell>
          <table:table-cell table:style-name="ce95" table:formula="of:=[.D1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26,C28</text:p>
          </table:table-cell>
          <table:table-cell table:style-name="ce41" office:value-type="string" calcext:value-type="string">
            <text:p>10n</text:p>
          </table:table-cell>
          <table:table-cell table:style-name="ce44" office:value-type="string" calcext:value-type="string">
            <text:p>C1206C103J5RACTU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46.16pt" draw:caption-point-x="69.19pt" draw:caption-point-y="14.37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±5%</text:span></text:p>
              <text:p text:style-name="P1"><text:span text:style-name="T1">Value: 10000pF</text:span></text:p>
              <text:p text:style-name="P1"><text:span text:style-name="T1">Voltage: 50V</text:span></text:p>
            </office:annotation>
            <text:p><text:a xlink:href="https://www.digikey.ca/product-detail/en/kemet/C1206C103J5RACTU/399-1237-1-ND/411512" xlink:type="simple">399-1237-1-ND</text:a></text:p>
          </table:table-cell>
          <table:table-cell table:style-name="ce41" office:value-type="float" office:value="30522" calcext:value-type="float">
            <text:p>30522</text:p>
          </table:table-cell>
          <table:table-cell table:style-name="ce80" office:value-type="currency" office:value="0.33" calcext:value-type="currency">
            <text:p>$0.33</text:p>
          </table:table-cell>
          <table:table-cell table:style-name="ce80"/>
          <table:table-cell table:style-name="ce90" table:formula="of:=[.D18]*[.G18]" office:value-type="currency" office:value="0.66" calcext:value-type="currency">
            <text:p>$0.66</text:p>
          </table:table-cell>
          <table:table-cell table:style-name="ce95" table:formula="of:=[.E18]" office:value-type="string" office:string-value="399-1237-1-ND" calcext:value-type="string">
            <text:p>399-1237-1-ND</text:p>
          </table:table-cell>
          <table:table-cell table:style-name="ce95" table:formula="of:=[.D18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3,C4</text:p>
          </table:table-cell>
          <table:table-cell table:style-name="ce41" office:value-type="string" calcext:value-type="string">
            <text:p>15p</text:p>
          </table:table-cell>
          <table:table-cell table:style-name="ce44" office:value-type="string" calcext:value-type="string">
            <text:p>C1206C150J5GACTU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61.07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±5%</text:span></text:p>
              <text:p text:style-name="P1"><text:span text:style-name="T1">Value: 15pF</text:span></text:p>
              <text:p text:style-name="P1"><text:span text:style-name="T1">Voltage: 50V</text:span></text:p>
            </office:annotation>
            <text:p><text:a xlink:href="https://www.digikey.ca/product-detail/en/kemet/C1206C150J5GACTU/399-1194-1-ND/411469" xlink:type="simple">399-1194-1-ND</text:a></text:p>
          </table:table-cell>
          <table:table-cell table:style-name="ce41" office:value-type="float" office:value="34631" calcext:value-type="float">
            <text:p>34631</text:p>
          </table:table-cell>
          <table:table-cell table:style-name="ce80" office:value-type="currency" office:value="0.35" calcext:value-type="currency">
            <text:p>$0.35</text:p>
          </table:table-cell>
          <table:table-cell table:style-name="ce80"/>
          <table:table-cell table:style-name="ce90" table:formula="of:=[.D19]*[.G19]" office:value-type="currency" office:value="0.7" calcext:value-type="currency">
            <text:p>$0.70</text:p>
          </table:table-cell>
          <table:table-cell table:style-name="ce95" table:formula="of:=[.E19]" office:value-type="string" office:string-value="399-1194-1-ND" calcext:value-type="string">
            <text:p>399-1194-1-ND</text:p>
          </table:table-cell>
          <table:table-cell table:style-name="ce95" table:formula="of:=[.D19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8</text:p>
          </table:table-cell>
          <table:table-cell table:style-name="ce41" office:value-type="string" calcext:value-type="string">
            <text:p>4.7u</text:p>
          </table:table-cell>
          <table:table-cell table:style-name="ce44" office:value-type="string" calcext:value-type="string">
            <text:p>F931C475KAA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75.98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AVX Corporation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4.7µF</text:span></text:p>
              <text:p text:style-name="P1"><text:span text:style-name="T1">Voltage: 16V</text:span></text:p>
            </office:annotation>
            <text:p><text:a xlink:href="https://www.digikey.ca/product-detail/en/avx-corporation/F931C475KAA/478-8265-1-ND/4005701" xlink:type="simple">478-8265-1-ND</text:a></text:p>
          </table:table-cell>
          <table:table-cell table:style-name="ce41" office:value-type="float" office:value="221" calcext:value-type="float">
            <text:p>221</text:p>
          </table:table-cell>
          <table:table-cell table:style-name="ce80" office:value-type="currency" office:value="0.56" calcext:value-type="currency">
            <text:p>$0.56</text:p>
          </table:table-cell>
          <table:table-cell table:style-name="ce80"/>
          <table:table-cell table:style-name="ce90" table:formula="of:=[.D20]*[.G20]" office:value-type="currency" office:value="0.56" calcext:value-type="currency">
            <text:p>$0.56</text:p>
          </table:table-cell>
          <table:table-cell table:style-name="ce95" table:formula="of:=[.E20]" office:value-type="string" office:string-value="478-8265-1-ND" calcext:value-type="string">
            <text:p>478-8265-1-ND</text:p>
          </table:table-cell>
          <table:table-cell table:style-name="ce95" table:formula="of:=[.D20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C5-C7,C9</text:p>
          </table:table-cell>
          <table:table-cell table:style-name="ce41" office:value-type="string" calcext:value-type="string">
            <text:p>0.1u</text:p>
          </table:table-cell>
          <table:table-cell table:style-name="ce44" office:value-type="string" calcext:value-type="string">
            <text:p>C1206C104K4RACTU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office:annotation draw:style-name="gr3" draw:text-style-name="P2" svg:width="135.24pt" svg:height="73.16pt" svg:x="543.26pt" svg:y="290.86pt" draw:caption-point-x="69.19pt" draw:caption-point-y="14.34pt">
              <dc:date>2018-06-07T00:00:00</dc:date>
              <text:p text:style-name="P1"><text:span text:style-name="T1">Footprint: 1206 (3216 Metric)</text:span></text:p>
              <text:p text:style-name="P1"><text:span text:style-name="T1">Manf: KEMET</text:span></text:p>
              <text:p text:style-name="P1"><text:span text:style-name="T1">Size: 0.126" L x 0.063" W (3.20mm x 1.60mm)</text:span></text:p>
              <text:p text:style-name="P1"><text:span text:style-name="T1">Tolerance: ±10%</text:span></text:p>
              <text:p text:style-name="P1"><text:span text:style-name="T1">Value: 0.1µF</text:span></text:p>
              <text:p text:style-name="P1"><text:span text:style-name="T1">Voltage: 16V</text:span></text:p>
            </office:annotation>
            <text:p><text:a xlink:href="https://www.digikey.ca/product-detail/en/kemet/C1206C104K4RACTU/399-9305-1-ND/3522823" xlink:type="simple">399-9305-1-ND</text:a></text:p>
          </table:table-cell>
          <table:table-cell table:style-name="ce41" office:value-type="float" office:value="40000" calcext:value-type="float">
            <text:p>40000</text:p>
          </table:table-cell>
          <table:table-cell table:style-name="ce80" office:value-type="currency" office:value="0.2" calcext:value-type="currency">
            <text:p>$0.20</text:p>
          </table:table-cell>
          <table:table-cell table:style-name="ce80"/>
          <table:table-cell table:style-name="ce90" table:formula="of:=[.D21]*[.G21]" office:value-type="currency" office:value="0.8" calcext:value-type="currency">
            <text:p>$0.80</text:p>
          </table:table-cell>
          <table:table-cell table:style-name="ce95" table:formula="of:=[.E21]" office:value-type="string" office:string-value="399-9305-1-ND" calcext:value-type="string">
            <text:p>399-9305-1-ND</text:p>
          </table:table-cell>
          <table:table-cell table:style-name="ce95" table:formula="of:=[.D21]" office:value-type="float" office:value="4" calcext:value-type="float">
            <text:p>4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D1</text:p>
          </table:table-cell>
          <table:table-cell table:style-name="ce41" office:value-type="string" calcext:value-type="string">
            <text:p>SMDA15TR</text:p>
          </table:table-cell>
          <table:table-cell table:style-name="ce44" office:value-type="string" calcext:value-type="string">
            <text:p>SMDA15TR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314.56pt" draw:caption-point-x="69.19pt" draw:caption-point-y="5.56pt">
              <dc:date>2018-06-07T00:00:00</dc:date>
              <text:p text:style-name="P1"><text:span text:style-name="T1">Footprint: 8-SOIC (0.154", 3.90mm Width)</text:span></text:p>
              <text:p text:style-name="P1"><text:span text:style-name="T1">Manf: SMC Diode Solutions</text:span></text:p>
            </office:annotation>
            <text:p><text:a xlink:href="https://www.digikey.ca/product-detail/en/smc-diode-solutions/SMDA15TR/1655-1914-1-ND/8019616" xlink:type="simple">1655-1914-1-ND</text:a></text:p>
          </table:table-cell>
          <table:table-cell table:style-name="ce41" office:value-type="float" office:value="2500" calcext:value-type="float">
            <text:p>2500</text:p>
          </table:table-cell>
          <table:table-cell table:style-name="ce80" office:value-type="currency" office:value="0.72" calcext:value-type="currency">
            <text:p>$0.72</text:p>
          </table:table-cell>
          <table:table-cell table:style-name="ce80"/>
          <table:table-cell table:style-name="ce90" table:formula="of:=[.D22]*[.G22]" office:value-type="currency" office:value="0.72" calcext:value-type="currency">
            <text:p>$0.72</text:p>
          </table:table-cell>
          <table:table-cell table:style-name="ce95" table:formula="of:=[.E22]" office:value-type="string" office:string-value="1655-1914-1-ND" calcext:value-type="string">
            <text:p>1655-1914-1-ND</text:p>
          </table:table-cell>
          <table:table-cell table:style-name="ce95" table:formula="of:=[.D2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D3,D4</text:p>
          </table:table-cell>
          <table:table-cell table:style-name="ce41" office:value-type="string" calcext:value-type="string">
            <text:p>1N914</text:p>
          </table:table-cell>
          <table:table-cell table:style-name="ce44" office:value-type="string" calcext:value-type="string">
            <text:p>1N914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329.5pt" draw:caption-point-x="69.19pt" draw:caption-point-y="5.53pt">
              <dc:date>2018-06-07T00:00:00</dc:date>
              <text:p text:style-name="P1"><text:span text:style-name="T1">Manf: Schurter Inc.</text:span></text:p>
              <text:p text:style-name="P1"><text:span text:style-name="T1">Voltage: 500V</text:span></text:p>
            </office:annotation>
            <text:p><text:a xlink:href="https://www.digikey.ca/product-detail/en/on-semiconductor/1N914/1N914FS-ND/978749" xlink:type="simple">1N914FS-ND</text:a></text:p>
          </table:table-cell>
          <table:table-cell table:style-name="ce67" office:value-type="float" office:value="23339" calcext:value-type="float">
            <text:p>23339</text:p>
          </table:table-cell>
          <table:table-cell table:style-name="ce80" office:value-type="currency" office:value="0.14" calcext:value-type="currency">
            <text:p>$0.14</text:p>
          </table:table-cell>
          <table:table-cell table:style-name="ce80"/>
          <table:table-cell table:style-name="ce90" table:formula="of:=[.D23]*[.G23]" office:value-type="currency" office:value="0.28" calcext:value-type="currency">
            <text:p>$0.28</text:p>
          </table:table-cell>
          <table:table-cell table:style-name="ce95" table:formula="of:=[.E23]" office:value-type="string" office:string-value="1N914FS-ND" calcext:value-type="string">
            <text:p>1N914FS-ND</text:p>
          </table:table-cell>
          <table:table-cell table:style-name="ce95" table:formula="of:=[.D23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F1</text:p>
          </table:table-cell>
          <table:table-cell table:style-name="ce41" office:value-type="string" calcext:value-type="string">
            <text:p>Fuse_Holder</text:p>
          </table:table-cell>
          <table:table-cell table:style-name="ce44" office:value-type="string" calcext:value-type="string">
            <text:p>0031.8201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344.38pt" draw:caption-point-x="69.19pt" draw:caption-point-y="5.53pt">
              <dc:date>2018-06-07T00:00:00</dc:date>
              <text:p text:style-name="P1"><text:span text:style-name="T1">Manf: Schurter Inc.</text:span></text:p>
              <text:p text:style-name="P1"><text:span text:style-name="T1">Voltage: 500V</text:span></text:p>
            </office:annotation>
            <text:p><text:a xlink:href="https://www.digikey.ca/products/en?keywords=0031.8201+" xlink:type="simple">486-1258-ND</text:a></text:p>
          </table:table-cell>
          <table:table-cell table:style-name="ce41" office:value-type="float" office:value="44234" calcext:value-type="float">
            <text:p>44234</text:p>
          </table:table-cell>
          <table:table-cell table:style-name="ce81" office:value-type="currency" office:currency="USD" office:value="0.95" calcext:value-type="currency">
            <text:p>$0.95</text:p>
          </table:table-cell>
          <table:table-cell table:style-name="ce81"/>
          <table:table-cell table:style-name="ce90" table:formula="of:=[.D24]*[.G24]" office:value-type="currency" office:value="0.95" calcext:value-type="currency">
            <text:p>$0.95</text:p>
          </table:table-cell>
          <table:table-cell table:style-name="ce95" table:formula="of:=[.E24]" office:value-type="string" office:string-value="486-1258-ND" calcext:value-type="string">
            <text:p>486-1258-ND</text:p>
          </table:table-cell>
          <table:table-cell table:style-name="ce95" table:formula="of:=[.D2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J1</text:p>
          </table:table-cell>
          <table:table-cell table:style-name="ce41" office:value-type="string" calcext:value-type="string">
            <text:p>ISCP</text:p>
          </table:table-cell>
          <table:table-cell table:style-name="ce44" office:value-type="string" calcext:value-type="string">
            <text:p>61300411121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359.29pt" draw:caption-point-x="69.19pt" draw:caption-point-y="5.53pt">
              <dc:date>2018-06-07T00:00:00</dc:date>
              <text:p text:style-name="P1"><text:span text:style-name="T1">Manf: Wurth Electronics Inc.</text:span></text:p>
            </office:annotation>
            <text:p><text:a xlink:href="https://www.digikey.ca/products/en?keywords=61300411121+" xlink:type="simple">732-5317-ND</text:a></text:p>
          </table:table-cell>
          <table:table-cell table:style-name="ce41" office:value-type="float" office:value="20525" calcext:value-type="float">
            <text:p>20525</text:p>
          </table:table-cell>
          <table:table-cell table:style-name="ce80" office:value-type="currency" office:value="0.25" calcext:value-type="currency">
            <text:p>$0.25</text:p>
          </table:table-cell>
          <table:table-cell table:style-name="ce80"/>
          <table:table-cell table:style-name="ce90" table:formula="of:=[.D25]*[.G25]" office:value-type="currency" office:value="0.25" calcext:value-type="currency">
            <text:p>$0.25</text:p>
          </table:table-cell>
          <table:table-cell table:style-name="ce95" table:formula="of:=[.E25]" office:value-type="string" office:string-value="732-5317-ND" calcext:value-type="string">
            <text:p>732-5317-ND</text:p>
          </table:table-cell>
          <table:table-cell table:style-name="ce95" table:formula="of:=[.D2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J2</text:p>
          </table:table-cell>
          <table:table-cell table:style-name="ce41" office:value-type="string" calcext:value-type="string">
            <text:p>SD_Card</text:p>
          </table:table-cell>
          <table:table-cell table:style-name="ce44" office:value-type="string" calcext:value-type="string">
            <text:p>145638009211859+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374.2pt" draw:caption-point-x="69.19pt" draw:caption-point-y="5.53pt">
              <dc:date>2018-06-07T00:00:00</dc:date>
              <text:p text:style-name="P1"><text:span text:style-name="T1">Manf: Kyocera International Inc. Electronic Components</text:span></text:p>
            </office:annotation>
            <text:p><text:a xlink:href="https://www.digikey.ca/product-detail/en/kyocera-international-inc-electronic-components/145638009211859/478-4059-1-ND/869127" xlink:type="simple">478-4059-1-ND</text:a></text:p>
          </table:table-cell>
          <table:table-cell table:style-name="ce41" office:value-type="float" office:value="36044" calcext:value-type="float">
            <text:p>36044</text:p>
          </table:table-cell>
          <table:table-cell table:style-name="ce80" office:value-type="currency" office:value="4.22" calcext:value-type="currency">
            <text:p>$4.22</text:p>
          </table:table-cell>
          <table:table-cell table:style-name="ce80"/>
          <table:table-cell table:style-name="ce90" table:formula="of:=[.D26]*[.G26]" office:value-type="currency" office:value="4.22" calcext:value-type="currency">
            <text:p>$4.22</text:p>
          </table:table-cell>
          <table:table-cell table:style-name="ce95" table:formula="of:=[.E26]" office:value-type="string" office:string-value="478-4059-1-ND" calcext:value-type="string">
            <text:p>478-4059-1-ND</text:p>
          </table:table-cell>
          <table:table-cell table:style-name="ce95" table:formula="of:=[.D2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J3</text:p>
          </table:table-cell>
          <table:table-cell table:style-name="ce41" office:value-type="string" calcext:value-type="string">
            <text:p>EncoderHeader</text:p>
          </table:table-cell>
          <table:table-cell table:style-name="ce44" office:value-type="string" calcext:value-type="string">
            <text:p>B4B-XH-A(LF)(SN)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389.08pt" draw:caption-point-x="69.19pt" draw:caption-point-y="5.53pt">
              <dc:date>2018-06-07T00:00:00</dc:date>
              <text:p text:style-name="P1"><text:span text:style-name="T1">Manf: JST Sales America Inc.</text:span></text:p>
            </office:annotation>
            <text:p><text:a xlink:href="https://www.digikey.ca/products/en?keywords=B4B-XH-A%28LF%29%28SN%29+" xlink:type="simple">455-2249-ND</text:a></text:p>
          </table:table-cell>
          <table:table-cell table:style-name="ce41" office:value-type="float" office:value="184591" calcext:value-type="float">
            <text:p>184591</text:p>
          </table:table-cell>
          <table:table-cell table:style-name="ce80" office:value-type="currency" office:value="0.29" calcext:value-type="currency">
            <text:p>$0.29</text:p>
          </table:table-cell>
          <table:table-cell table:style-name="ce80"/>
          <table:table-cell table:style-name="ce90" table:formula="of:=[.D27]*[.G27]" office:value-type="currency" office:value="0.29" calcext:value-type="currency">
            <text:p>$0.29</text:p>
          </table:table-cell>
          <table:table-cell table:style-name="ce95" table:formula="of:=[.E27]" office:value-type="string" office:string-value="455-2249-ND" calcext:value-type="string">
            <text:p>455-2249-ND</text:p>
          </table:table-cell>
          <table:table-cell table:style-name="ce95" table:formula="of:=[.D2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J4</text:p>
          </table:table-cell>
          <table:table-cell table:style-name="ce41" office:value-type="string" calcext:value-type="string">
            <text:p>MotorHeader</text:p>
          </table:table-cell>
          <table:table-cell table:style-name="ce44" office:value-type="string" calcext:value-type="string">
            <text:p>B2B-XH-A(LF)(SN)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403.97pt" draw:caption-point-x="69.19pt" draw:caption-point-y="5.56pt">
              <dc:date>2018-06-07T00:00:00</dc:date>
              <text:p text:style-name="P1"><text:span text:style-name="T1">Manf: JST Sales America Inc.</text:span></text:p>
            </office:annotation>
            <text:p><text:a xlink:href="https://www.digikey.ca/products/en?keywords=B2B-XH-A%28LF%29%28SN%29+" xlink:type="simple">455-2247-ND</text:a></text:p>
          </table:table-cell>
          <table:table-cell table:style-name="ce41" office:value-type="float" office:value="147104" calcext:value-type="float">
            <text:p>147104</text:p>
          </table:table-cell>
          <table:table-cell table:style-name="ce80" office:value-type="currency" office:value="0.21" calcext:value-type="currency">
            <text:p>$0.21</text:p>
          </table:table-cell>
          <table:table-cell table:style-name="ce80"/>
          <table:table-cell table:style-name="ce90" table:formula="of:=[.D28]*[.G28]" office:value-type="currency" office:value="0.21" calcext:value-type="currency">
            <text:p>$0.21</text:p>
          </table:table-cell>
          <table:table-cell table:style-name="ce95" table:formula="of:=[.E28]" office:value-type="string" office:string-value="455-2247-ND" calcext:value-type="string">
            <text:p>455-2247-ND</text:p>
          </table:table-cell>
          <table:table-cell table:style-name="ce95" table:formula="of:=[.D28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L1</text:p>
          </table:table-cell>
          <table:table-cell table:style-name="ce41" office:value-type="string" calcext:value-type="string">
            <text:p>10u</text:p>
          </table:table-cell>
          <table:table-cell table:style-name="ce44" office:value-type="string" calcext:value-type="string">
            <text:p>77F100K-TR-RC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14.88pt" draw:caption-point-x="69.19pt" draw:caption-point-y="9.55pt">
              <dc:date>2018-06-07T00:00:00</dc:date>
              <text:p text:style-name="P1"><text:span text:style-name="T1">Footprint: Axial</text:span></text:p>
              <text:p text:style-name="P1"><text:span text:style-name="T1">Manf: Bourns Inc.</text:span></text:p>
              <text:p text:style-name="P1"><text:span text:style-name="T1">Size: 0.157" Dia x 0.410" L (3.99mm x 10.41mm)</text:span></text:p>
              <text:p text:style-name="P1"><text:span text:style-name="T1">Tolerance: ±10%</text:span></text:p>
              <text:p text:style-name="P1"><text:span text:style-name="T1">Value: 10µH</text:span></text:p>
            </office:annotation>
            <text:p><text:a xlink:href="https://www.digikey.ca/product-detail/en/bourns-inc/77F100K-TR-RC/77F100K-TR-RCCT-ND/3741658" xlink:type="simple">77F100K-TR-RCCT-ND</text:a></text:p>
          </table:table-cell>
          <table:table-cell table:style-name="ce41" office:value-type="float" office:value="10402" calcext:value-type="float">
            <text:p>10402</text:p>
          </table:table-cell>
          <table:table-cell table:style-name="ce80" office:value-type="currency" office:value="0.42" calcext:value-type="currency">
            <text:p>$0.42</text:p>
          </table:table-cell>
          <table:table-cell table:style-name="ce80"/>
          <table:table-cell table:style-name="ce90" table:formula="of:=[.D29]*[.G29]" office:value-type="currency" office:value="0.42" calcext:value-type="currency">
            <text:p>$0.42</text:p>
          </table:table-cell>
          <table:table-cell table:style-name="ce95" table:formula="of:=[.E29]" office:value-type="string" office:string-value="77F100K-TR-RCCT-ND" calcext:value-type="string">
            <text:p>77F100K-TR-RCCT-ND</text:p>
          </table:table-cell>
          <table:table-cell table:style-name="ce95" table:formula="of:=[.D29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,R4</text:p>
          </table:table-cell>
          <table:table-cell table:style-name="ce41" office:value-type="string" calcext:value-type="string">
            <text:p>1k</text:p>
          </table:table-cell>
          <table:table-cell table:style-name="ce44" office:value-type="string" calcext:value-type="string">
            <text:p>RC1206JR-071KL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29.76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5%</text:span></text:p>
              <text:p text:style-name="P1"><text:span text:style-name="T1">Value: 1 kOhms</text:span></text:p>
            </office:annotation>
            <text:p><text:a xlink:href="https://www.digikey.ca/product-detail/en/yageo/RC1206JR-071KL/311-1.0KERCT-ND/732133" xlink:type="simple">311-1.0KERCT-ND</text:a></text:p>
          </table:table-cell>
          <table:table-cell table:style-name="ce41" office:value-type="float" office:value="155592" calcext:value-type="float">
            <text:p>155592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0]*[.G30]" office:value-type="currency" office:value="0.3" calcext:value-type="currency">
            <text:p>$0.30</text:p>
          </table:table-cell>
          <table:table-cell table:style-name="ce95" table:formula="of:=[.E30]" office:value-type="string" office:string-value="311-1.0KERCT-ND" calcext:value-type="string">
            <text:p>311-1.0KERCT-ND</text:p>
          </table:table-cell>
          <table:table-cell table:style-name="ce95" table:formula="of:=[.D30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0,R11,R19</text:p>
          </table:table-cell>
          <table:table-cell table:style-name="ce41" office:value-type="string" calcext:value-type="string">
            <text:p>2k</text:p>
          </table:table-cell>
          <table:table-cell table:style-name="ce44" office:value-type="string" calcext:value-type="string">
            <text:p>RC1206FR-072KL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44.7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2 kOhms</text:span></text:p>
            </office:annotation>
            <text:p><text:a xlink:href="https://www.digikey.ca/product-detail/en/yageo/RC1206FR-072KL/311-2.00KFRCT-ND/731559" xlink:type="simple">311-2.00KFRCT-ND</text:a></text:p>
          </table:table-cell>
          <table:table-cell table:style-name="ce41" office:value-type="float" office:value="521394" calcext:value-type="float">
            <text:p>521394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1]*[.G31]" office:value-type="currency" office:value="0.45" calcext:value-type="currency">
            <text:p>$0.45</text:p>
          </table:table-cell>
          <table:table-cell table:style-name="ce95" table:formula="of:=[.E31]" office:value-type="string" office:string-value="311-2.00KFRCT-ND" calcext:value-type="string">
            <text:p>311-2.00KFRCT-ND</text:p>
          </table:table-cell>
          <table:table-cell table:style-name="ce95" table:formula="of:=[.D31]" office:value-type="float" office:value="3" calcext:value-type="float">
            <text:p>3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2</text:p>
          </table:table-cell>
          <table:table-cell table:style-name="ce41" office:value-type="string" calcext:value-type="string">
            <text:p>82k</text:p>
          </table:table-cell>
          <table:table-cell table:style-name="ce44" office:value-type="string" calcext:value-type="string">
            <text:p>RC1206FR-0782K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59.58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82 kOhms</text:span></text:p>
            </office:annotation>
            <text:p><text:a xlink:href="https://www.digikey.ca/product-detail/en/yageo/RC1206FR-0782KL/311-82.0KFRCT-ND/732077" xlink:type="simple">311-82.0KFRCT-ND</text:a></text:p>
          </table:table-cell>
          <table:table-cell table:style-name="ce41" office:value-type="float" office:value="2699" calcext:value-type="float">
            <text:p>2699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2]*[.G32]" office:value-type="currency" office:value="0.15" calcext:value-type="currency">
            <text:p>$0.15</text:p>
          </table:table-cell>
          <table:table-cell table:style-name="ce95" table:formula="of:=[.E32]" office:value-type="string" office:string-value="311-82.0KFRCT-ND" calcext:value-type="string">
            <text:p>311-82.0KFRCT-ND</text:p>
          </table:table-cell>
          <table:table-cell table:style-name="ce95" table:formula="of:=[.D3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3,R14</text:p>
          </table:table-cell>
          <table:table-cell table:style-name="ce41" office:value-type="string" calcext:value-type="string">
            <text:p>1.5k</text:p>
          </table:table-cell>
          <table:table-cell table:style-name="ce44" office:value-type="string" calcext:value-type="string">
            <text:p>CRCW12061K50FKEAC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74.49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Vishay Dale</text:span></text:p>
              <text:p text:style-name="P1"><text:span text:style-name="T1">Size: 0.120" L x 0.061" W (3.05mm x 1.55mm)</text:span></text:p>
              <text:p text:style-name="P1"><text:span text:style-name="T1">Tolerance: ±1%</text:span></text:p>
              <text:p text:style-name="P1"><text:span text:style-name="T1">Value: 1.5 kOhms</text:span></text:p>
            </office:annotation>
            <text:p><text:a xlink:href="https://www.digikey.ca/product-detail/en/vishay-dale/CRCW12061K50FKEAC/541-4184-1-ND/7928867" xlink:type="simple">541-4184-1-ND</text:a></text:p>
          </table:table-cell>
          <table:table-cell table:style-name="ce41" office:value-type="float" office:value="32370" calcext:value-type="float">
            <text:p>32370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3]*[.G33]" office:value-type="currency" office:value="0.3" calcext:value-type="currency">
            <text:p>$0.30</text:p>
          </table:table-cell>
          <table:table-cell table:style-name="ce95" table:formula="of:=[.E33]" office:value-type="string" office:string-value="541-4184-1-ND" calcext:value-type="string">
            <text:p>541-4184-1-ND</text:p>
          </table:table-cell>
          <table:table-cell table:style-name="ce95" table:formula="of:=[.D33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5</text:p>
          </table:table-cell>
          <table:table-cell table:style-name="ce41" office:value-type="string" calcext:value-type="string">
            <text:p>9k</text:p>
          </table:table-cell>
          <table:table-cell table:style-name="ce44" office:value-type="string" calcext:value-type="string">
            <text:p>RC1206FR-079K09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489.37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9.09 kOhms</text:span></text:p>
            </office:annotation>
            <text:p><text:a xlink:href="https://www.digikey.ca/product-detail/en/yageo/RC1206FR-079K09L/311-9.09KFRCT-ND/732097" xlink:type="simple">311-9.09KFRCT-ND</text:a></text:p>
          </table:table-cell>
          <table:table-cell table:style-name="ce41" office:value-type="float" office:value="4463" calcext:value-type="float">
            <text:p>4463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4]*[.G34]" office:value-type="currency" office:value="0.15" calcext:value-type="currency">
            <text:p>$0.15</text:p>
          </table:table-cell>
          <table:table-cell table:style-name="ce95" table:formula="of:=[.E34]" office:value-type="string" office:string-value="311-9.09KFRCT-ND" calcext:value-type="string">
            <text:p>311-9.09KFRCT-ND</text:p>
          </table:table-cell>
          <table:table-cell table:style-name="ce95" table:formula="of:=[.D3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7</text:p>
          </table:table-cell>
          <table:table-cell table:style-name="ce41" office:value-type="string" calcext:value-type="string">
            <text:p>40k</text:p>
          </table:table-cell>
          <table:table-cell table:style-name="ce44" office:value-type="string" calcext:value-type="string">
            <text:p>RC1206FR-0740K2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04.26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40.2 kOhms</text:span></text:p>
            </office:annotation>
            <text:p><text:a xlink:href="https://www.digikey.ca/product-detail/en/yageo/RC1206FR-0740K2L/311-40.2KFRCT-ND/731846" xlink:type="simple">311-40.2KFRCT-ND</text:a></text:p>
          </table:table-cell>
          <table:table-cell table:style-name="ce41" office:value-type="float" office:value="29843" calcext:value-type="float">
            <text:p>29843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5]*[.G35]" office:value-type="currency" office:value="0.15" calcext:value-type="currency">
            <text:p>$0.15</text:p>
          </table:table-cell>
          <table:table-cell table:style-name="ce95" table:formula="of:=[.E35]" office:value-type="string" office:string-value="311-40.2KFRCT-ND" calcext:value-type="string">
            <text:p>311-40.2KFRCT-ND</text:p>
          </table:table-cell>
          <table:table-cell table:style-name="ce95" table:formula="of:=[.D3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18</text:p>
          </table:table-cell>
          <table:table-cell table:style-name="ce41" office:value-type="string" calcext:value-type="string">
            <text:p>15k</text:p>
          </table:table-cell>
          <table:table-cell table:style-name="ce44" office:value-type="string" calcext:value-type="string">
            <text:p>AC1206FR-0715K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19.17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15 kOhms</text:span></text:p>
            </office:annotation>
            <text:p><text:a xlink:href="https://www.digikey.ca/product-detail/en/yageo/AC1206FR-0715KL/YAG3815CT-ND/6006664" xlink:type="simple">YAG3815CT-ND</text:a></text:p>
          </table:table-cell>
          <table:table-cell table:style-name="ce41" office:value-type="float" office:value="29346" calcext:value-type="float">
            <text:p>29346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6]*[.G36]" office:value-type="currency" office:value="0.15" calcext:value-type="currency">
            <text:p>$0.15</text:p>
          </table:table-cell>
          <table:table-cell table:style-name="ce95" table:formula="of:=[.E36]" office:value-type="string" office:string-value="YAG3815CT-ND" calcext:value-type="string">
            <text:p>YAG3815CT-ND</text:p>
          </table:table-cell>
          <table:table-cell table:style-name="ce95" table:formula="of:=[.D3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2,R16</text:p>
          </table:table-cell>
          <table:table-cell table:style-name="ce41" office:value-type="string" calcext:value-type="string">
            <text:p>100</text:p>
          </table:table-cell>
          <table:table-cell table:style-name="ce44" office:value-type="string" calcext:value-type="string">
            <text:p>AC1206FR-07100RL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34.1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100 Ohms</text:span></text:p>
            </office:annotation>
            <text:p><text:a xlink:href="https://www.digikey.ca/product-detail/en/yageo/AC1206FR-07100RL/YAG3804CT-ND/6006653" xlink:type="simple">YAG3804CT-ND</text:a></text:p>
          </table:table-cell>
          <table:table-cell table:style-name="ce41" office:value-type="float" office:value="21159" calcext:value-type="float">
            <text:p>21159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7]*[.G37]" office:value-type="currency" office:value="0.3" calcext:value-type="currency">
            <text:p>$0.30</text:p>
          </table:table-cell>
          <table:table-cell table:style-name="ce95" table:formula="of:=[.E37]" office:value-type="string" office:string-value="YAG3804CT-ND" calcext:value-type="string">
            <text:p>YAG3804CT-ND</text:p>
          </table:table-cell>
          <table:table-cell table:style-name="ce95" table:formula="of:=[.D37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20</text:p>
          </table:table-cell>
          <table:table-cell table:style-name="ce41" office:value-type="string" calcext:value-type="string">
            <text:p>18k</text:p>
          </table:table-cell>
          <table:table-cell table:style-name="ce44" office:value-type="string" calcext:value-type="string">
            <text:p>RC1206FR-0718K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48.99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18 kOhms</text:span></text:p>
            </office:annotation>
            <text:p><text:a xlink:href="https://www.digikey.ca/product-detail/en/yageo/RC1206FR-0718KL/311-18.0KFRCT-ND/731539" xlink:type="simple">311-18.0KFRCT-ND</text:a></text:p>
          </table:table-cell>
          <table:table-cell table:style-name="ce41" office:value-type="float" office:value="209262" calcext:value-type="float">
            <text:p>209262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8]*[.G38]" office:value-type="currency" office:value="0.15" calcext:value-type="currency">
            <text:p>$0.15</text:p>
          </table:table-cell>
          <table:table-cell table:style-name="ce95" table:formula="of:=[.E38]" office:value-type="string" office:string-value="311-18.0KFRCT-ND" calcext:value-type="string">
            <text:p>311-18.0KFRCT-ND</text:p>
          </table:table-cell>
          <table:table-cell table:style-name="ce95" table:formula="of:=[.D38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21</text:p>
          </table:table-cell>
          <table:table-cell table:style-name="ce41" office:value-type="string" calcext:value-type="string">
            <text:p>2.2k</text:p>
          </table:table-cell>
          <table:table-cell table:style-name="ce44" office:value-type="string" calcext:value-type="string">
            <text:p>RC1206JR-072K2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63.9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5%</text:span></text:p>
              <text:p text:style-name="P1"><text:span text:style-name="T1">Value: 2.2 kOhms</text:span></text:p>
            </office:annotation>
            <text:p><text:a xlink:href="https://www.digikey.ca/product-detail/en/yageo/RC1206JR-072K2L/311-2.2KERCT-ND/732186" xlink:type="simple">311-2.2KERCT-ND</text:a></text:p>
          </table:table-cell>
          <table:table-cell table:style-name="ce41" office:value-type="float" office:value="244667" calcext:value-type="float">
            <text:p>244667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39]*[.G39]" office:value-type="currency" office:value="0.15" calcext:value-type="currency">
            <text:p>$0.15</text:p>
          </table:table-cell>
          <table:table-cell table:style-name="ce95" table:formula="of:=[.E39]" office:value-type="string" office:string-value="311-2.2KERCT-ND" calcext:value-type="string">
            <text:p>311-2.2KERCT-ND</text:p>
          </table:table-cell>
          <table:table-cell table:style-name="ce95" table:formula="of:=[.D39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22</text:p>
          </table:table-cell>
          <table:table-cell table:style-name="ce41" office:value-type="string" calcext:value-type="string">
            <text:p>3.3k</text:p>
          </table:table-cell>
          <table:table-cell table:style-name="ce44" office:value-type="string" calcext:value-type="string">
            <text:p>RC1206FR-073K3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78.78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3.3 kOhms</text:span></text:p>
            </office:annotation>
            <text:p><text:a xlink:href="https://www.digikey.ca/product-detail/en/yageo/RC1206FR-073K3L/311-3.30KFRCT-ND/731713" xlink:type="simple">311-3.30KFRCT-ND</text:a></text:p>
          </table:table-cell>
          <table:table-cell table:style-name="ce41" office:value-type="float" office:value="547028" calcext:value-type="float">
            <text:p>547028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0]*[.G40]" office:value-type="currency" office:value="0.15" calcext:value-type="currency">
            <text:p>$0.15</text:p>
          </table:table-cell>
          <table:table-cell table:style-name="ce95" table:formula="of:=[.E40]" office:value-type="string" office:string-value="311-3.30KFRCT-ND" calcext:value-type="string">
            <text:p>311-3.30KFRCT-ND</text:p>
          </table:table-cell>
          <table:table-cell table:style-name="ce95" table:formula="of:=[.D40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3</text:p>
          </table:table-cell>
          <table:table-cell table:style-name="ce41" office:value-type="string" calcext:value-type="string">
            <text:p>10k</text:p>
          </table:table-cell>
          <table:table-cell table:style-name="ce44" office:value-type="string" calcext:value-type="string">
            <text:p>RC1206JR-0710K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593.66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5%</text:span></text:p>
              <text:p text:style-name="P1"><text:span text:style-name="T1">Value: 10 kOhms</text:span></text:p>
            </office:annotation>
            <text:p><text:a xlink:href="https://www.digikey.ca/product-detail/en/yageo/RC1206JR-0710KL/311-10KERCT-ND/732156" xlink:type="simple">311-10KERCT-ND</text:a></text:p>
          </table:table-cell>
          <table:table-cell table:style-name="ce41" office:value-type="float" office:value="528040" calcext:value-type="float">
            <text:p>528040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1]*[.G41]" office:value-type="currency" office:value="0.15" calcext:value-type="currency">
            <text:p>$0.15</text:p>
          </table:table-cell>
          <table:table-cell table:style-name="ce95" table:formula="of:=[.E41]" office:value-type="string" office:string-value="311-10KERCT-ND" calcext:value-type="string">
            <text:p>311-10KERCT-ND</text:p>
          </table:table-cell>
          <table:table-cell table:style-name="ce95" table:formula="of:=[.D4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5</text:p>
          </table:table-cell>
          <table:table-cell table:style-name="ce41" office:value-type="string" calcext:value-type="string">
            <text:p>5.6k</text:p>
          </table:table-cell>
          <table:table-cell table:style-name="ce44" office:value-type="string" calcext:value-type="string">
            <text:p>RC1206FR-075K6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608.57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5.6 kOhms</text:span></text:p>
            </office:annotation>
            <text:p><text:a xlink:href="https://www.digikey.ca/product-detail/en/yageo/RC1206FR-075K6L/311-5.60KFRCT-ND/731909" xlink:type="simple">311-5.60KFRCT-ND</text:a></text:p>
          </table:table-cell>
          <table:table-cell table:style-name="ce41" office:value-type="float" office:value="59375" calcext:value-type="float">
            <text:p>59375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2]*[.G42]" office:value-type="currency" office:value="0.15" calcext:value-type="currency">
            <text:p>$0.15</text:p>
          </table:table-cell>
          <table:table-cell table:style-name="ce95" table:formula="of:=[.E42]" office:value-type="string" office:string-value="311-5.60KFRCT-ND" calcext:value-type="string">
            <text:p>311-5.60KFRCT-ND</text:p>
          </table:table-cell>
          <table:table-cell table:style-name="ce95" table:formula="of:=[.D4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5">
          <table:table-cell table:style-name="ce15" office:value-type="string" calcext:value-type="string">
            <text:p>R6</text:p>
          </table:table-cell>
          <table:table-cell table:style-name="ce41" office:value-type="string" calcext:value-type="string">
            <text:p>2.4k</text:p>
          </table:table-cell>
          <table:table-cell table:style-name="ce26" office:value-type="string" calcext:value-type="string">
            <text:p>RC1206JR-072K4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623.48pt" draw:caption-point-x="69.19pt" draw:caption-point-y="9.55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5.6 kOhms</text:span></text:p>
            </office:annotation>
            <text:p><text:a xlink:href="https://www.digikey.ca/product-detail/en/yageo/RC1206JR-072K4L/311-2.4KERCT-ND/732189" xlink:type="simple">311-2.4KERCT-ND</text:a></text:p>
          </table:table-cell>
          <table:table-cell table:style-name="ce26" office:value-type="float" office:value="140621" calcext:value-type="float">
            <text:p>140621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3]*[.G43]" office:value-type="currency" office:value="0.15" calcext:value-type="currency">
            <text:p>$0.15</text:p>
          </table:table-cell>
          <table:table-cell table:style-name="ce95" table:formula="of:=[.E43]" office:value-type="string" office:string-value="311-2.4KERCT-ND" calcext:value-type="string">
            <text:p>311-2.4KERCT-ND</text:p>
          </table:table-cell>
          <table:table-cell table:style-name="ce95" table:formula="of:=[.D43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7,R8</text:p>
          </table:table-cell>
          <table:table-cell table:style-name="ce41" office:value-type="string" calcext:value-type="string">
            <text:p>100k</text:p>
          </table:table-cell>
          <table:table-cell table:style-name="ce44" office:value-type="string" calcext:value-type="string">
            <text:p>RC1206FR-07100KL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637.8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1%</text:span></text:p>
              <text:p text:style-name="P1"><text:span text:style-name="T1">Value: 100 kOhms</text:span></text:p>
            </office:annotation>
            <text:p><text:a xlink:href="https://www.digikey.ca/product-detail/en/yageo/RC1206FR-07100KL/311-100KFRCT-ND/731439" xlink:type="simple">311-100KFRCT-ND</text:a></text:p>
          </table:table-cell>
          <table:table-cell table:style-name="ce41" office:value-type="float" office:value="1184160" calcext:value-type="float">
            <text:p>1184160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4]*[.G44]" office:value-type="currency" office:value="0.3" calcext:value-type="currency">
            <text:p>$0.30</text:p>
          </table:table-cell>
          <table:table-cell table:style-name="ce95" table:formula="of:=[.E44]" office:value-type="string" office:string-value="311-100KFRCT-ND" calcext:value-type="string">
            <text:p>311-100KFRCT-ND</text:p>
          </table:table-cell>
          <table:table-cell table:style-name="ce95" table:formula="of:=[.D44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9</text:p>
          </table:table-cell>
          <table:table-cell table:style-name="ce41" office:value-type="string" calcext:value-type="string">
            <text:p>3k</text:p>
          </table:table-cell>
          <table:table-cell table:style-name="ce44" office:value-type="string" calcext:value-type="string">
            <text:p>RC1206JR-073KL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652.71pt" draw:caption-point-x="69.19pt" draw:caption-point-y="9.52pt">
              <dc:date>2018-06-07T00:00:00</dc:date>
              <text:p text:style-name="P1"><text:span text:style-name="T1">Footprint: 1206 (3216 Metric)</text:span></text:p>
              <text:p text:style-name="P1"><text:span text:style-name="T1">Manf: Yageo</text:span></text:p>
              <text:p text:style-name="P1"><text:span text:style-name="T1">Size: 0.122" L x 0.063" W (3.10mm x 1.60mm)</text:span></text:p>
              <text:p text:style-name="P1"><text:span text:style-name="T1">Tolerance: ±5%</text:span></text:p>
              <text:p text:style-name="P1"><text:span text:style-name="T1">Value: 3 kOhms</text:span></text:p>
            </office:annotation>
            <text:p><text:a xlink:href="https://www.digikey.ca/product-detail/en/yageo/RC1206JR-073KL/311-3.0KERCT-ND/732211" xlink:type="simple">311-3.0KERCT-ND</text:a></text:p>
          </table:table-cell>
          <table:table-cell table:style-name="ce41" office:value-type="float" office:value="5762" calcext:value-type="float">
            <text:p>5762</text:p>
          </table:table-cell>
          <table:table-cell table:style-name="ce80" office:value-type="currency" office:value="0.15" calcext:value-type="currency">
            <text:p>$0.15</text:p>
          </table:table-cell>
          <table:table-cell table:style-name="ce80"/>
          <table:table-cell table:style-name="ce90" table:formula="of:=[.D45]*[.G45]" office:value-type="currency" office:value="0.15" calcext:value-type="currency">
            <text:p>$0.15</text:p>
          </table:table-cell>
          <table:table-cell table:style-name="ce95" table:formula="of:=[.E45]" office:value-type="string" office:string-value="311-3.0KERCT-ND" calcext:value-type="string">
            <text:p>311-3.0KERCT-ND</text:p>
          </table:table-cell>
          <table:table-cell table:style-name="ce95" table:formula="of:=[.D4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1</text:p>
          </table:table-cell>
          <table:table-cell table:style-name="ce41" office:value-type="string" calcext:value-type="string">
            <text:p>3.3k</text:p>
          </table:table-cell>
          <table:table-cell table:style-name="ce44" office:value-type="string" calcext:value-type="string">
            <text:p>4610X-102-332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671.56pt" draw:caption-point-x="69.19pt" draw:caption-point-y="5.56pt">
              <dc:date>2018-06-07T00:00:00</dc:date>
              <text:p text:style-name="P1"><text:span text:style-name="T1">Footprint: 10-SIP</text:span></text:p>
              <text:p text:style-name="P1"><text:span text:style-name="T1">Manf: Bourns Inc.</text:span></text:p>
              <text:p text:style-name="P1"><text:span text:style-name="T1">Size: 0.998" L x 0.098" W (25.35mm x 2.49mm)</text:span></text:p>
              <text:p text:style-name="P1"><text:span text:style-name="T1">Tolerance: ±2%</text:span></text:p>
            </office:annotation>
            <text:p><text:a xlink:href="https://www.digikey.ca/products/en?keywords=4610X-102-332LF+" xlink:type="simple">4610X-2-332LF-ND</text:a></text:p>
          </table:table-cell>
          <table:table-cell table:style-name="ce41" office:value-type="float" office:value="1991" calcext:value-type="float">
            <text:p>1991</text:p>
          </table:table-cell>
          <table:table-cell table:style-name="ce80" office:value-type="currency" office:value="0.79" calcext:value-type="currency">
            <text:p>$0.79</text:p>
          </table:table-cell>
          <table:table-cell table:style-name="ce80"/>
          <table:table-cell table:style-name="ce90" table:formula="of:=[.D46]*[.G46]" office:value-type="currency" office:value="0.79" calcext:value-type="currency">
            <text:p>$0.79</text:p>
          </table:table-cell>
          <table:table-cell table:style-name="ce95" table:formula="of:=[.E46]" office:value-type="string" office:string-value="4610X-2-332LF-ND" calcext:value-type="string">
            <text:p>4610X-2-332LF-ND</text:p>
          </table:table-cell>
          <table:table-cell table:style-name="ce95" table:formula="of:=[.D4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10</text:p>
          </table:table-cell>
          <table:table-cell table:style-name="ce41" office:value-type="string" calcext:value-type="string">
            <text:p>150</text:p>
          </table:table-cell>
          <table:table-cell table:style-name="ce44" office:value-type="string" calcext:value-type="string">
            <text:p>4606X-102-151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686.49pt" draw:caption-point-x="69.19pt" draw:caption-point-y="5.53pt">
              <dc:date>2018-06-07T00:00:00</dc:date>
              <text:p text:style-name="P1"><text:span text:style-name="T1">Footprint: 6-SIP</text:span></text:p>
              <text:p text:style-name="P1"><text:span text:style-name="T1">Manf: Bourns Inc.</text:span></text:p>
              <text:p text:style-name="P1"><text:span text:style-name="T1">Size: 0.598" L x 0.098" W (15.19mm x 2.49mm)</text:span></text:p>
              <text:p text:style-name="P1"><text:span text:style-name="T1">Tolerance: ±2%</text:span></text:p>
            </office:annotation>
            <text:p><text:a xlink:href="https://www.digikey.ca/products/en?keywords=4606X-102-151LF+" xlink:type="simple">4606X-2-151LF-ND</text:a></text:p>
          </table:table-cell>
          <table:table-cell table:style-name="ce41" office:value-type="float" office:value="6101" calcext:value-type="float">
            <text:p>6101</text:p>
          </table:table-cell>
          <table:table-cell table:style-name="ce80" office:value-type="currency" office:value="0.62" calcext:value-type="currency">
            <text:p>$0.62</text:p>
          </table:table-cell>
          <table:table-cell table:style-name="ce80"/>
          <table:table-cell table:style-name="ce90" table:formula="of:=[.D47]*[.G47]" office:value-type="currency" office:value="0.62" calcext:value-type="currency">
            <text:p>$0.62</text:p>
          </table:table-cell>
          <table:table-cell table:style-name="ce95" table:formula="of:=[.E47]" office:value-type="string" office:string-value="4606X-2-151LF-ND" calcext:value-type="string">
            <text:p>4606X-2-151LF-ND</text:p>
          </table:table-cell>
          <table:table-cell table:style-name="ce95" table:formula="of:=[.D4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11,RN12</text:p>
          </table:table-cell>
          <table:table-cell table:style-name="ce41" office:value-type="string" calcext:value-type="string">
            <text:p>2.7k</text:p>
          </table:table-cell>
          <table:table-cell table:style-name="ce44" office:value-type="string" calcext:value-type="string">
            <text:p>770103272P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701.4pt" draw:caption-point-x="69.19pt" draw:caption-point-y="5.53pt">
              <dc:date>2018-06-07T00:00:00</dc:date>
              <text:p text:style-name="P1"><text:span text:style-name="T1">Footprint: 10-SIP</text:span></text:p>
              <text:p text:style-name="P1"><text:span text:style-name="T1">Manf: CTS Resistor Products</text:span></text:p>
              <text:p text:style-name="P1"><text:span text:style-name="T1">Size: 1.000" L x 0.098" W (25.40mm x 2.50mm)</text:span></text:p>
              <text:p text:style-name="P1"><text:span text:style-name="T1">Tolerance: ±2%</text:span></text:p>
            </office:annotation>
            <text:p><text:a xlink:href="https://www.digikey.ca/products/en?keywords=770103272P+" xlink:type="simple">770-103-R2.7KP-ND</text:a></text:p>
          </table:table-cell>
          <table:table-cell table:style-name="ce41" office:value-type="float" office:value="1778" calcext:value-type="float">
            <text:p>1778</text:p>
          </table:table-cell>
          <table:table-cell table:style-name="ce80" office:value-type="currency" office:value="1.16" calcext:value-type="currency">
            <text:p>$1.16</text:p>
          </table:table-cell>
          <table:table-cell table:style-name="ce80"/>
          <table:table-cell table:style-name="ce90" table:formula="of:=[.D48]*[.G48]" office:value-type="currency" office:value="2.32" calcext:value-type="currency">
            <text:p>$2.32</text:p>
          </table:table-cell>
          <table:table-cell table:style-name="ce95" table:formula="of:=[.E48]" office:value-type="string" office:string-value="770-103-R2.7KP-ND" calcext:value-type="string">
            <text:p>770-103-R2.7KP-ND</text:p>
          </table:table-cell>
          <table:table-cell table:style-name="ce95" table:formula="of:=[.D48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13</text:p>
          </table:table-cell>
          <table:table-cell table:style-name="ce41" office:value-type="string" calcext:value-type="string">
            <text:p>150</text:p>
          </table:table-cell>
          <table:table-cell table:style-name="ce44" office:value-type="string" calcext:value-type="string">
            <text:p>4610X-101-151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716.29pt" draw:caption-point-x="69.19pt" draw:caption-point-y="5.53pt">
              <dc:date>2018-06-07T00:00:00</dc:date>
              <text:p text:style-name="P1"><text:span text:style-name="T1">Footprint: 10-SIP</text:span></text:p>
              <text:p text:style-name="P1"><text:span text:style-name="T1">Manf: Bourns Inc.</text:span></text:p>
              <text:p text:style-name="P1"><text:span text:style-name="T1">Size: 0.998" L x 0.098" W (25.35mm x 2.49mm)</text:span></text:p>
              <text:p text:style-name="P1"><text:span text:style-name="T1">Tolerance: ±2%</text:span></text:p>
            </office:annotation>
            <text:p><text:a xlink:href="https://www.digikey.ca/products/en?keywords=4610X-101-151LF+" xlink:type="simple">4610X-1-151LF-ND</text:a></text:p>
          </table:table-cell>
          <table:table-cell table:style-name="ce41" office:value-type="float" office:value="660" calcext:value-type="float">
            <text:p>660</text:p>
          </table:table-cell>
          <table:table-cell table:style-name="ce80" office:value-type="currency" office:value="0.93" calcext:value-type="currency">
            <text:p>$0.93</text:p>
          </table:table-cell>
          <table:table-cell table:style-name="ce80"/>
          <table:table-cell table:style-name="ce90" table:formula="of:=[.D49]*[.G49]" office:value-type="currency" office:value="0.93" calcext:value-type="currency">
            <text:p>$0.93</text:p>
          </table:table-cell>
          <table:table-cell table:style-name="ce95" table:formula="of:=[.E49]" office:value-type="string" office:string-value="4610X-1-151LF-ND" calcext:value-type="string">
            <text:p>4610X-1-151LF-ND</text:p>
          </table:table-cell>
          <table:table-cell table:style-name="ce95" table:formula="of:=[.D49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2</text:p>
          </table:table-cell>
          <table:table-cell table:style-name="ce41" office:value-type="string" calcext:value-type="string">
            <text:p>10k</text:p>
          </table:table-cell>
          <table:table-cell table:style-name="ce44" office:value-type="string" calcext:value-type="string">
            <text:p>4608X-102-103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731.2pt" draw:caption-point-x="69.19pt" draw:caption-point-y="5.53pt">
              <dc:date>2018-06-07T00:00:00</dc:date>
              <text:p text:style-name="P1"><text:span text:style-name="T1">Footprint: 8-SIP</text:span></text:p>
              <text:p text:style-name="P1"><text:span text:style-name="T1">Manf: Bourns Inc.</text:span></text:p>
              <text:p text:style-name="P1"><text:span text:style-name="T1">Size: 0.798" L x 0.098" W (20.27mm x 2.49mm)</text:span></text:p>
              <text:p text:style-name="P1"><text:span text:style-name="T1">Tolerance: ±2%</text:span></text:p>
            </office:annotation>
            <text:p><text:a xlink:href="https://www.digikey.ca/products/en?keywords=4608X-102-103LF+" xlink:type="simple">4608X-2-103LF-ND</text:a></text:p>
          </table:table-cell>
          <table:table-cell table:style-name="ce41" office:value-type="float" office:value="9321" calcext:value-type="float">
            <text:p>9321</text:p>
          </table:table-cell>
          <table:table-cell table:style-name="ce80" office:value-type="currency" office:value="0.85" calcext:value-type="currency">
            <text:p>$0.85</text:p>
          </table:table-cell>
          <table:table-cell table:style-name="ce80"/>
          <table:table-cell table:style-name="ce90" table:formula="of:=[.D50]*[.G50]" office:value-type="currency" office:value="0.85" calcext:value-type="currency">
            <text:p>$0.85</text:p>
          </table:table-cell>
          <table:table-cell table:style-name="ce95" table:formula="of:=[.E50]" office:value-type="string" office:string-value="4608X-2-103LF-ND" calcext:value-type="string">
            <text:p>4608X-2-103LF-ND</text:p>
          </table:table-cell>
          <table:table-cell table:style-name="ce95" table:formula="of:=[.D50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4</text:p>
          </table:table-cell>
          <table:table-cell table:style-name="ce41" office:value-type="string" calcext:value-type="string">
            <text:p>10k</text:p>
          </table:table-cell>
          <table:table-cell table:style-name="ce44" office:value-type="string" calcext:value-type="string">
            <text:p>4116R-1-103F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746.08pt" draw:caption-point-x="69.19pt" draw:caption-point-y="5.53pt">
              <dc:date>2018-06-07T00:00:00</dc:date>
              <text:p text:style-name="P1"><text:span text:style-name="T1">Footprint: 16-DIP (0.300", 7.62mm)</text:span></text:p>
              <text:p text:style-name="P1"><text:span text:style-name="T1">Manf: Bourns Inc.</text:span></text:p>
              <text:p text:style-name="P1"><text:span text:style-name="T1">Size: 0.865" L x 0.300" W (21.97mm x 7.62mm)</text:span></text:p>
              <text:p text:style-name="P1"><text:span text:style-name="T1">Tolerance: ±1%</text:span></text:p>
            </office:annotation>
            <text:p><text:a xlink:href="https://www.digikey.ca/products/en?keywords=4116R-1-103FLF+" xlink:type="simple">4116R-1-103FLF-ND</text:a></text:p>
          </table:table-cell>
          <table:table-cell table:style-name="ce41" office:value-type="float" office:value="26" calcext:value-type="float">
            <text:p>26</text:p>
          </table:table-cell>
          <table:table-cell table:style-name="ce80" office:value-type="currency" office:value="1.31" calcext:value-type="currency">
            <text:p>$1.31</text:p>
          </table:table-cell>
          <table:table-cell table:style-name="ce80"/>
          <table:table-cell table:style-name="ce90" table:formula="of:=[.D51]*[.G51]" office:value-type="currency" office:value="1.31" calcext:value-type="currency">
            <text:p>$1.31</text:p>
          </table:table-cell>
          <table:table-cell table:style-name="ce95" table:formula="of:=[.E51]" office:value-type="string" office:string-value="4116R-1-103FLF-ND" calcext:value-type="string">
            <text:p>4116R-1-103FLF-ND</text:p>
          </table:table-cell>
          <table:table-cell table:style-name="ce95" table:formula="of:=[.D5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5</text:p>
          </table:table-cell>
          <table:table-cell table:style-name="ce41" office:value-type="string" calcext:value-type="string">
            <text:p>1k</text:p>
          </table:table-cell>
          <table:table-cell table:style-name="ce44" office:value-type="string" calcext:value-type="string">
            <text:p>4606X-102-102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760.96pt" draw:caption-point-x="69.19pt" draw:caption-point-y="5.56pt">
              <dc:date>2018-06-07T00:00:00</dc:date>
              <text:p text:style-name="P1"><text:span text:style-name="T1">Footprint: 6-SIP</text:span></text:p>
              <text:p text:style-name="P1"><text:span text:style-name="T1">Manf: Bourns Inc.</text:span></text:p>
              <text:p text:style-name="P1"><text:span text:style-name="T1">Size: 0.598" L x 0.098" W (15.19mm x 2.49mm)</text:span></text:p>
              <text:p text:style-name="P1"><text:span text:style-name="T1">Tolerance: ±2%</text:span></text:p>
            </office:annotation>
            <text:p><text:a xlink:href="https://www.digikey.ca/products/en?keywords=4606X-102-102LF+" xlink:type="simple">4606X-2-102LF-ND</text:a></text:p>
          </table:table-cell>
          <table:table-cell table:style-name="ce41" office:value-type="float" office:value="647" calcext:value-type="float">
            <text:p>647</text:p>
          </table:table-cell>
          <table:table-cell table:style-name="ce80" office:value-type="currency" office:value="0.92" calcext:value-type="currency">
            <text:p>$0.92</text:p>
          </table:table-cell>
          <table:table-cell table:style-name="ce80"/>
          <table:table-cell table:style-name="ce90" table:formula="of:=[.D52]*[.G52]" office:value-type="currency" office:value="0.92" calcext:value-type="currency">
            <text:p>$0.92</text:p>
          </table:table-cell>
          <table:table-cell table:style-name="ce95" table:formula="of:=[.E52]" office:value-type="string" office:string-value="4606X-2-102LF-ND" calcext:value-type="string">
            <text:p>4606X-2-102LF-ND</text:p>
          </table:table-cell>
          <table:table-cell table:style-name="ce95" table:formula="of:=[.D5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N9</text:p>
          </table:table-cell>
          <table:table-cell table:style-name="ce41" office:value-type="string" calcext:value-type="string">
            <text:p>10k</text:p>
          </table:table-cell>
          <table:table-cell table:style-name="ce44" office:value-type="string" calcext:value-type="string">
            <text:p>4606X-102-103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775.9pt" draw:caption-point-x="69.19pt" draw:caption-point-y="5.53pt">
              <dc:date>2018-06-07T00:00:00</dc:date>
              <text:p text:style-name="P1"><text:span text:style-name="T1">Footprint: 6-SIP</text:span></text:p>
              <text:p text:style-name="P1"><text:span text:style-name="T1">Manf: Bourns Inc.</text:span></text:p>
              <text:p text:style-name="P1"><text:span text:style-name="T1">Size: 0.598" L x 0.098" W (15.19mm x 2.49mm)</text:span></text:p>
              <text:p text:style-name="P1"><text:span text:style-name="T1">Tolerance: ±2%</text:span></text:p>
            </office:annotation>
            <text:p><text:a xlink:href="https://www.digikey.ca/products/en?keywords=4606X-102-103LF+" xlink:type="simple">4606X-2-103LF-ND</text:a></text:p>
          </table:table-cell>
          <table:table-cell table:style-name="ce41" office:value-type="float" office:value="813" calcext:value-type="float">
            <text:p>813</text:p>
          </table:table-cell>
          <table:table-cell table:style-name="ce80" office:value-type="currency" office:value="0.62" calcext:value-type="currency">
            <text:p>$0.62</text:p>
          </table:table-cell>
          <table:table-cell table:style-name="ce80"/>
          <table:table-cell table:style-name="ce90" table:formula="of:=[.D53]*[.G53]" office:value-type="currency" office:value="0.62" calcext:value-type="currency">
            <text:p>$0.62</text:p>
          </table:table-cell>
          <table:table-cell table:style-name="ce95" table:formula="of:=[.E53]" office:value-type="string" office:string-value="4606X-2-103LF-ND" calcext:value-type="string">
            <text:p>4606X-2-103LF-ND</text:p>
          </table:table-cell>
          <table:table-cell table:style-name="ce95" table:formula="of:=[.D53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V1</text:p>
          </table:table-cell>
          <table:table-cell table:style-name="ce41" office:value-type="string" calcext:value-type="string">
            <text:p>5kPOT</text:p>
          </table:table-cell>
          <table:table-cell table:style-name="ce44" office:value-type="string" calcext:value-type="string">
            <text:p>PV36W502C01B00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786.76pt" draw:caption-point-x="69.19pt" draw:caption-point-y="9.55pt">
              <dc:date>2018-06-07T00:00:00</dc:date>
              <text:p text:style-name="P1"><text:span text:style-name="T1">Manf: Bourns Inc.</text:span></text:p>
              <text:p text:style-name="P1"><text:span text:style-name="T1">Size: Rectangular - 0.378" x 0.197" Face x 0.394" H (9.60mm x 5.00mm x 10.00mm)</text:span></text:p>
              <text:p text:style-name="P1"><text:span text:style-name="T1">Tolerance: ±10%</text:span></text:p>
              <text:p text:style-name="P1"><text:span text:style-name="T1">Value: 5 kOhms</text:span></text:p>
            </office:annotation>
            <text:p><text:a xlink:href="https://www.digikey.ca/products/en?keywords=PV36W502C01B00+" xlink:type="simple">490-2888-ND</text:a></text:p>
          </table:table-cell>
          <table:table-cell table:style-name="ce41" office:value-type="float" office:value="8861" calcext:value-type="float">
            <text:p>8861</text:p>
          </table:table-cell>
          <table:table-cell table:style-name="ce80" office:value-type="currency" office:value="2.23" calcext:value-type="currency">
            <text:p>$2.23</text:p>
          </table:table-cell>
          <table:table-cell table:style-name="ce80"/>
          <table:table-cell table:style-name="ce90" table:formula="of:=[.D54]*[.G54]" office:value-type="currency" office:value="2.23" calcext:value-type="currency">
            <text:p>$2.23</text:p>
          </table:table-cell>
          <table:table-cell table:style-name="ce95" table:formula="of:=[.E54]" office:value-type="string" office:string-value="490-2888-ND" calcext:value-type="string">
            <text:p>490-2888-ND</text:p>
          </table:table-cell>
          <table:table-cell table:style-name="ce95" table:formula="of:=[.D5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V2</text:p>
          </table:table-cell>
          <table:table-cell table:style-name="ce41" office:value-type="string" calcext:value-type="string">
            <text:p>3kPOT</text:p>
          </table:table-cell>
          <table:table-cell table:style-name="ce44" office:value-type="string" calcext:value-type="string">
            <text:p>3362P-1-302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801.69pt" draw:caption-point-x="69.19pt" draw:caption-point-y="9.52pt">
              <dc:date>2018-06-07T00:00:00</dc:date>
              <text:p text:style-name="P1"><text:span text:style-name="T1">Manf: Bourns Inc.</text:span></text:p>
              <text:p text:style-name="P1"><text:span text:style-name="T1">Size: Rectangular - 0.275" x 0.260" Face x 0.185" H (6.99mm x 6.60mm x 4.70mm)</text:span></text:p>
              <text:p text:style-name="P1"><text:span text:style-name="T1">Tolerance: ±10%</text:span></text:p>
              <text:p text:style-name="P1"><text:span text:style-name="T1">Value: 3 kOhms</text:span></text:p>
            </office:annotation>
            <text:p><text:a xlink:href="https://www.digikey.ca/products/en?keywords=3362P-1-302LF+" xlink:type="simple">3362P-1-302LF-ND</text:a></text:p>
          </table:table-cell>
          <table:table-cell table:style-name="ce41" office:value-type="float" office:value="1245" calcext:value-type="float">
            <text:p>1245</text:p>
          </table:table-cell>
          <table:table-cell table:style-name="ce80" office:value-type="currency" office:value="1.51" calcext:value-type="currency">
            <text:p>$1.51</text:p>
          </table:table-cell>
          <table:table-cell table:style-name="ce80"/>
          <table:table-cell table:style-name="ce90" table:formula="of:=[.D55]*[.G55]" office:value-type="currency" office:value="1.51" calcext:value-type="currency">
            <text:p>$1.51</text:p>
          </table:table-cell>
          <table:table-cell table:style-name="ce95" table:formula="of:=[.E55]" office:value-type="string" office:string-value="3362P-1-302LF-ND" calcext:value-type="string">
            <text:p>3362P-1-302LF-ND</text:p>
          </table:table-cell>
          <table:table-cell table:style-name="ce95" table:formula="of:=[.D5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V3</text:p>
          </table:table-cell>
          <table:table-cell table:style-name="ce41" office:value-type="string" calcext:value-type="string">
            <text:p>2kPOT</text:p>
          </table:table-cell>
          <table:table-cell table:style-name="ce44" office:value-type="string" calcext:value-type="string">
            <text:p>PV36W202C01B00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816.6pt" draw:caption-point-x="69.19pt" draw:caption-point-y="9.52pt">
              <dc:date>2018-06-07T00:00:00</dc:date>
              <text:p text:style-name="P1"><text:span text:style-name="T1">Manf: Bourns Inc.</text:span></text:p>
              <text:p text:style-name="P1"><text:span text:style-name="T1">Size: Rectangular - 0.378" x 0.197" Face x 0.394" H (9.60mm x 5.00mm x 10.00mm)</text:span></text:p>
              <text:p text:style-name="P1"><text:span text:style-name="T1">Tolerance: ±10%</text:span></text:p>
              <text:p text:style-name="P1"><text:span text:style-name="T1">Value: 2 kOhms</text:span></text:p>
            </office:annotation>
            <text:p><text:a xlink:href="https://www.digikey.ca/products/en?keywords=PV36W202C01B00+" xlink:type="simple">490-2880-ND</text:a></text:p>
          </table:table-cell>
          <table:table-cell table:style-name="ce41" office:value-type="float" office:value="2011" calcext:value-type="float">
            <text:p>2011</text:p>
          </table:table-cell>
          <table:table-cell table:style-name="ce80" office:value-type="currency" office:value="2.23" calcext:value-type="currency">
            <text:p>$2.23</text:p>
          </table:table-cell>
          <table:table-cell table:style-name="ce80"/>
          <table:table-cell table:style-name="ce90" table:formula="of:=[.D56]*[.G56]" office:value-type="currency" office:value="2.23" calcext:value-type="currency">
            <text:p>$2.23</text:p>
          </table:table-cell>
          <table:table-cell table:style-name="ce95" table:formula="of:=[.E56]" office:value-type="string" office:string-value="490-2880-ND" calcext:value-type="string">
            <text:p>490-2880-ND</text:p>
          </table:table-cell>
          <table:table-cell table:style-name="ce95" table:formula="of:=[.D5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V4</text:p>
          </table:table-cell>
          <table:table-cell table:style-name="ce41" office:value-type="string" calcext:value-type="string">
            <text:p>100k POT</text:p>
          </table:table-cell>
          <table:table-cell table:style-name="ce44" office:value-type="string" calcext:value-type="string">
            <text:p>PV36W104C01B00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831.49pt" draw:caption-point-x="69.19pt" draw:caption-point-y="9.52pt">
              <dc:date>2018-06-07T00:00:00</dc:date>
              <text:p text:style-name="P1"><text:span text:style-name="T1">Manf: Bourns Inc.</text:span></text:p>
              <text:p text:style-name="P1"><text:span text:style-name="T1">Size: Rectangular - 0.378" x 0.197" Face x 0.394" H (9.60mm x 5.00mm x 10.00mm)</text:span></text:p>
              <text:p text:style-name="P1"><text:span text:style-name="T1">Tolerance: ±10%</text:span></text:p>
              <text:p text:style-name="P1"><text:span text:style-name="T1">Value: 100 kOhms</text:span></text:p>
            </office:annotation>
            <text:p><text:a xlink:href="https://www.digikey.ca/products/en?keywords=PV36W104C01B00+" xlink:type="simple">490-2876-ND</text:a></text:p>
          </table:table-cell>
          <table:table-cell table:style-name="ce41" office:value-type="float" office:value="14427" calcext:value-type="float">
            <text:p>14427</text:p>
          </table:table-cell>
          <table:table-cell table:style-name="ce80" office:value-type="currency" office:value="2.23" calcext:value-type="currency">
            <text:p>$2.23</text:p>
          </table:table-cell>
          <table:table-cell table:style-name="ce80"/>
          <table:table-cell table:style-name="ce90" table:formula="of:=[.D57]*[.G57]" office:value-type="currency" office:value="2.23" calcext:value-type="currency">
            <text:p>$2.23</text:p>
          </table:table-cell>
          <table:table-cell table:style-name="ce95" table:formula="of:=[.E57]" office:value-type="string" office:string-value="490-2876-ND" calcext:value-type="string">
            <text:p>490-2876-ND</text:p>
          </table:table-cell>
          <table:table-cell table:style-name="ce95" table:formula="of:=[.D5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RV5</text:p>
          </table:table-cell>
          <table:table-cell table:style-name="ce41" office:value-type="string" calcext:value-type="string">
            <text:p>500k POT</text:p>
          </table:table-cell>
          <table:table-cell table:style-name="ce44" office:value-type="string" calcext:value-type="string">
            <text:p>3296W-1-504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6" draw:text-style-name="P2" svg:width="135.24pt" svg:height="63.52pt" svg:x="543.26pt" svg:y="846.37pt" draw:caption-point-x="69.19pt" draw:caption-point-y="9.55pt">
              <dc:date>2018-06-07T00:00:00</dc:date>
              <text:p text:style-name="P1"><text:span text:style-name="T1">Manf: Bourns Inc.</text:span></text:p>
              <text:p text:style-name="P1"><text:span text:style-name="T1">Size: Rectangular - 0.375" x 0.190" Face x 0.395" H (9.53mm x 4.83mm x 10.03mm)</text:span></text:p>
              <text:p text:style-name="P1"><text:span text:style-name="T1">Tolerance: ±10%</text:span></text:p>
              <text:p text:style-name="P1"><text:span text:style-name="T1">Value: 500 kOhms</text:span></text:p>
            </office:annotation>
            <text:p><text:a xlink:href="https://www.digikey.ca/products/en?keywords=3296W-1-504LF+" xlink:type="simple">3296W-504LF-ND</text:a></text:p>
          </table:table-cell>
          <table:table-cell table:style-name="ce41" office:value-type="float" office:value="4284" calcext:value-type="float">
            <text:p>4284</text:p>
          </table:table-cell>
          <table:table-cell table:style-name="ce80" office:value-type="currency" office:value="3.58" calcext:value-type="currency">
            <text:p>$3.58</text:p>
          </table:table-cell>
          <table:table-cell table:style-name="ce80"/>
          <table:table-cell table:style-name="ce90" table:formula="of:=[.D58]*[.G58]" office:value-type="currency" office:value="3.58" calcext:value-type="currency">
            <text:p>$3.58</text:p>
          </table:table-cell>
          <table:table-cell table:style-name="ce95" table:formula="of:=[.E58]" office:value-type="string" office:string-value="3296W-504LF-ND" calcext:value-type="string">
            <text:p>3296W-504LF-ND</text:p>
          </table:table-cell>
          <table:table-cell table:style-name="ce95" table:formula="of:=[.D58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W1</text:p>
          </table:table-cell>
          <table:table-cell table:style-name="ce41" office:value-type="string" calcext:value-type="string">
            <text:p>SW_DIP_x06</text:p>
          </table:table-cell>
          <table:table-cell table:style-name="ce44" office:value-type="string" calcext:value-type="string">
            <text:p>418117270906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865.3pt" draw:caption-point-x="69.19pt" draw:caption-point-y="5.53pt">
              <dc:date>2018-06-07T00:00:00</dc:date>
              <text:p text:style-name="P1"><text:span text:style-name="T1">Manf: Wurth Electronics Inc.</text:span></text:p>
            </office:annotation>
            <text:p><text:a xlink:href="https://www.digikey.ca/products/en?keywords=418117270906+" xlink:type="simple">732-3836-5-ND</text:a></text:p>
          </table:table-cell>
          <table:table-cell table:style-name="ce41" office:value-type="float" office:value="16" calcext:value-type="float">
            <text:p>16</text:p>
          </table:table-cell>
          <table:table-cell table:style-name="ce80" office:value-type="currency" office:value="2.63" calcext:value-type="currency">
            <text:p>$2.63</text:p>
          </table:table-cell>
          <table:table-cell table:style-name="ce80"/>
          <table:table-cell table:style-name="ce90" table:formula="of:=[.D59]*[.G59]" office:value-type="currency" office:value="2.63" calcext:value-type="currency">
            <text:p>$2.63</text:p>
          </table:table-cell>
          <table:table-cell table:style-name="ce95" table:formula="of:=[.E59]" office:value-type="string" office:string-value="732-3836-5-ND" calcext:value-type="string">
            <text:p>732-3836-5-ND</text:p>
          </table:table-cell>
          <table:table-cell table:style-name="ce95" table:formula="of:=[.D59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W2</text:p>
          </table:table-cell>
          <table:table-cell table:style-name="ce41" office:value-type="string" calcext:value-type="string">
            <text:p>Reset</text:p>
          </table:table-cell>
          <table:table-cell table:style-name="ce44" office:value-type="string" calcext:value-type="string">
            <text:p>TL1105F250Q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880.19pt" draw:caption-point-x="69.19pt" draw:caption-point-y="5.53pt">
              <dc:date>2018-06-07T00:00:00</dc:date>
              <text:p text:style-name="P1"><text:span text:style-name="T1">Manf: E-Switch</text:span></text:p>
            </office:annotation>
            <text:p><text:a xlink:href="https://www.digikey.ca/products/en?keywords=TL1105F250Q+" xlink:type="simple">EG1828-ND</text:a></text:p>
          </table:table-cell>
          <table:table-cell table:style-name="ce41" office:value-type="float" office:value="19655" calcext:value-type="float">
            <text:p>19655</text:p>
          </table:table-cell>
          <table:table-cell table:style-name="ce80" office:value-type="currency" office:value="0.25" calcext:value-type="currency">
            <text:p>$0.25</text:p>
          </table:table-cell>
          <table:table-cell table:style-name="ce80"/>
          <table:table-cell table:style-name="ce90" table:formula="of:=[.D60]*[.G60]" office:value-type="currency" office:value="0.25" calcext:value-type="currency">
            <text:p>$0.25</text:p>
          </table:table-cell>
          <table:table-cell table:style-name="ce95" table:formula="of:=[.E60]" office:value-type="string" office:string-value="EG1828-ND" calcext:value-type="string">
            <text:p>EG1828-ND</text:p>
          </table:table-cell>
          <table:table-cell table:style-name="ce95" table:formula="of:=[.D60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W3</text:p>
          </table:table-cell>
          <table:table-cell table:style-name="ce41" office:value-type="string" calcext:value-type="string">
            <text:p>Bat-Test</text:p>
          </table:table-cell>
          <table:table-cell table:style-name="ce44" office:value-type="string" calcext:value-type="string">
            <text:p>EG1218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895.1pt" draw:caption-point-x="69.19pt" draw:caption-point-y="5.53pt">
              <dc:date>2018-06-07T00:00:00</dc:date>
              <text:p text:style-name="P1"><text:span text:style-name="T1">Manf: E-Switch</text:span></text:p>
            </office:annotation>
            <text:p><text:a xlink:href="https://www.digikey.ca/product-detail/en/e-switch/EG1218/EG1903-ND/101726" xlink:type="simple">EG1903-ND</text:a></text:p>
          </table:table-cell>
          <table:table-cell table:style-name="ce41" office:value-type="float" office:value="36127" calcext:value-type="float">
            <text:p>36127</text:p>
          </table:table-cell>
          <table:table-cell table:style-name="ce80" office:value-type="currency" office:value="0.81" calcext:value-type="currency">
            <text:p>$0.81</text:p>
          </table:table-cell>
          <table:table-cell table:style-name="ce80"/>
          <table:table-cell table:style-name="ce90" table:formula="of:=[.D61]*[.G61]" office:value-type="currency" office:value="0.81" calcext:value-type="currency">
            <text:p>$0.81</text:p>
          </table:table-cell>
          <table:table-cell table:style-name="ce95" table:formula="of:=[.E61]" office:value-type="string" office:string-value="EG1903-ND" calcext:value-type="string">
            <text:p>EG1903-ND</text:p>
          </table:table-cell>
          <table:table-cell table:style-name="ce95" table:formula="of:=[.D6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W4</text:p>
          </table:table-cell>
          <table:table-cell table:style-name="ce41" office:value-type="string" calcext:value-type="string">
            <text:p>Start</text:p>
          </table:table-cell>
          <table:table-cell table:style-name="ce44" office:value-type="string" calcext:value-type="string">
            <text:p>UB15SKG035F-F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909.98pt" draw:caption-point-x="69.19pt" draw:caption-point-y="5.53pt">
              <dc:date>2018-06-07T00:00:00</dc:date>
              <text:p text:style-name="P1"><text:span text:style-name="T1">Manf: NKK Switches</text:span></text:p>
            </office:annotation>
            <text:p><text:a xlink:href="https://www.digikey.ca/products/en?keywords=UB15SKG035F-FF+" xlink:type="simple">360-1947-ND</text:a></text:p>
          </table:table-cell>
          <table:table-cell table:style-name="ce41" office:value-type="float" office:value="1787" calcext:value-type="float">
            <text:p>1787</text:p>
          </table:table-cell>
          <table:table-cell table:style-name="ce80" office:value-type="currency" office:value="11.65" calcext:value-type="currency">
            <text:p>$11.65</text:p>
          </table:table-cell>
          <table:table-cell table:style-name="ce80"/>
          <table:table-cell table:style-name="ce90" table:formula="of:=[.D62]*[.G62]" office:value-type="currency" office:value="11.65" calcext:value-type="currency">
            <text:p>$11.65</text:p>
          </table:table-cell>
          <table:table-cell table:style-name="ce95" table:formula="of:=[.E62]" office:value-type="string" office:string-value="360-1947-ND" calcext:value-type="string">
            <text:p>360-1947-ND</text:p>
          </table:table-cell>
          <table:table-cell table:style-name="ce95" table:formula="of:=[.D6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1</text:p>
          </table:table-cell>
          <table:table-cell table:style-name="ce41" office:value-type="string" calcext:value-type="string">
            <text:p>IC_Socket</text:p>
          </table:table-cell>
          <table:table-cell table:style-name="ce44" office:value-type="string" calcext:value-type="string">
            <text:p>ED281DT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924.89pt" draw:caption-point-x="69.19pt" draw:caption-point-y="5.53pt">
              <dc:date>2018-06-07T00:00:00</dc:date>
              <text:p text:style-name="P1"><text:span text:style-name="T1">Manf: On Shore Technology Inc.</text:span></text:p>
            </office:annotation>
            <text:p><text:a xlink:href="https://www.digikey.ca/products/en?keywords=ED281DT+" xlink:type="simple">ED3050-5-ND</text:a></text:p>
          </table:table-cell>
          <table:table-cell table:style-name="ce41" office:value-type="float" office:value="26059" calcext:value-type="float">
            <text:p>26059</text:p>
          </table:table-cell>
          <table:table-cell table:style-name="ce80" office:value-type="currency" office:value="0.46" calcext:value-type="currency">
            <text:p>$0.46</text:p>
          </table:table-cell>
          <table:table-cell table:style-name="ce80"/>
          <table:table-cell table:style-name="ce90" table:formula="of:=[.D63]*[.G63]" office:value-type="currency" office:value="0.46" calcext:value-type="currency">
            <text:p>$0.46</text:p>
          </table:table-cell>
          <table:table-cell table:style-name="ce95" table:formula="of:=[.E63]" office:value-type="string" office:string-value="ED3050-5-ND" calcext:value-type="string">
            <text:p>ED3050-5-ND</text:p>
          </table:table-cell>
          <table:table-cell table:style-name="ce95" table:formula="of:=[.D63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14</text:p>
          </table:table-cell>
          <table:table-cell table:style-name="ce41" office:value-type="string" calcext:value-type="string">
            <text:p>Motor</text:p>
          </table:table-cell>
          <table:table-cell table:style-name="ce44" office:value-type="string" calcext:value-type="string">
            <text:p>FIT0487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939.77pt" draw:caption-point-x="69.19pt" draw:caption-point-y="5.56pt">
              <dc:date>2018-06-07T00:00:00</dc:date>
              <text:p text:style-name="P1"><text:span text:style-name="T1">Manf: DFRobot</text:span></text:p>
              <text:p text:style-name="P1"><text:span text:style-name="T1">Size: Rectangular - 0.394" x 0.472" (10.00mm x 12.00mm)</text:span></text:p>
              <text:p text:style-name="P1"><text:span text:style-name="T1">Voltage: 6VDC</text:span></text:p>
            </office:annotation>
            <text:p><text:a xlink:href="https://www.digikey.ca/products/en?keywords=FIT0487+" xlink:type="simple">1738-1267-ND</text:a></text:p>
          </table:table-cell>
          <table:table-cell table:style-name="ce41" office:value-type="float" office:value="170" calcext:value-type="float">
            <text:p>170</text:p>
          </table:table-cell>
          <table:table-cell table:style-name="ce80" office:value-type="currency" office:value="18.19" calcext:value-type="currency">
            <text:p>$18.19</text:p>
          </table:table-cell>
          <table:table-cell table:style-name="ce80"/>
          <table:table-cell table:style-name="ce90" table:formula="of:=[.D64]*[.G64]" office:value-type="currency" office:value="18.19" calcext:value-type="currency">
            <text:p>$18.19</text:p>
          </table:table-cell>
          <table:table-cell table:style-name="ce95" table:formula="of:=[.E64]" office:value-type="string" office:string-value="1738-1267-ND" calcext:value-type="string">
            <text:p>1738-1267-ND</text:p>
          </table:table-cell>
          <table:table-cell table:style-name="ce95" table:formula="of:=[.D6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2</text:p>
          </table:table-cell>
          <table:table-cell table:style-name="ce41" office:value-type="string" calcext:value-type="string">
            <text:p>OLED-100H016F</text:p>
          </table:table-cell>
          <table:table-cell table:style-name="ce44" office:value-type="string" calcext:value-type="string">
            <text:p>O100H016FBPP5N0000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954.68pt" draw:caption-point-x="69.19pt" draw:caption-point-y="5.53pt">
              <dc:date>2018-06-07T00:00:00</dc:date>
              <text:p text:style-name="P1"><text:span text:style-name="T1">Manf: Vishay Dale</text:span></text:p>
            </office:annotation>
            <text:p><text:a xlink:href="https://www.digikey.ca/products/en?keywords=O100H016FBPP5N0000+" xlink:type="simple">541-3451-ND</text:a></text:p>
          </table:table-cell>
          <table:table-cell table:style-name="ce41" office:value-type="float" office:value="12" calcext:value-type="float">
            <text:p>12</text:p>
          </table:table-cell>
          <table:table-cell table:style-name="ce80" office:value-type="currency" office:value="32.83" calcext:value-type="currency">
            <text:p>$32.83</text:p>
          </table:table-cell>
          <table:table-cell table:style-name="ce80"/>
          <table:table-cell table:style-name="ce90" table:formula="of:=[.D65]*[.G65]" office:value-type="currency" office:value="32.83" calcext:value-type="currency">
            <text:p>$32.83</text:p>
          </table:table-cell>
          <table:table-cell table:style-name="ce95" table:formula="of:=[.E65]" office:value-type="string" office:string-value="541-3451-ND" calcext:value-type="string">
            <text:p>541-3451-ND</text:p>
          </table:table-cell>
          <table:table-cell table:style-name="ce95" table:formula="of:=[.D6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3</text:p>
          </table:table-cell>
          <table:table-cell table:style-name="ce41" office:value-type="string" calcext:value-type="string">
            <text:p>LCD_Socket</text:p>
          </table:table-cell>
          <table:table-cell table:style-name="ce44" office:value-type="string" calcext:value-type="string">
            <text:p>PPTC082LFBN-RC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969.59pt" draw:caption-point-x="69.19pt" draw:caption-point-y="5.53pt">
              <dc:date>2018-06-07T00:00:00</dc:date>
              <text:p text:style-name="P1"><text:span text:style-name="T1">Manf: Sullins Connector Solutions</text:span></text:p>
            </office:annotation>
            <text:p><text:a xlink:href="https://www.digikey.ca/products/en?keywords=PPTC082LFBN-RC+" xlink:type="simple">S7076-ND</text:a></text:p>
          </table:table-cell>
          <table:table-cell table:style-name="ce41" office:value-type="float" office:value="3122" calcext:value-type="float">
            <text:p>3122</text:p>
          </table:table-cell>
          <table:table-cell table:style-name="ce80" office:value-type="currency" office:value="1.38" calcext:value-type="currency">
            <text:p>$1.38</text:p>
          </table:table-cell>
          <table:table-cell table:style-name="ce80"/>
          <table:table-cell table:style-name="ce90" table:formula="of:=[.D66]*[.G66]" office:value-type="currency" office:value="1.38" calcext:value-type="currency">
            <text:p>$1.38</text:p>
          </table:table-cell>
          <table:table-cell table:style-name="ce95" table:formula="of:=[.E66]" office:value-type="string" office:string-value="S7076-ND" calcext:value-type="string">
            <text:p>S7076-ND</text:p>
          </table:table-cell>
          <table:table-cell table:style-name="ce95" table:formula="of:=[.D6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4</text:p>
          </table:table-cell>
          <table:table-cell table:style-name="ce41" office:value-type="string" calcext:value-type="string">
            <text:p>512MB SD Card</text:p>
          </table:table-cell>
          <table:table-cell table:style-name="ce44" office:value-type="string" calcext:value-type="string">
            <text:p>AF512SDI-OEM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984.5pt" draw:caption-point-x="69.19pt" draw:caption-point-y="5.53pt">
              <dc:date>2018-06-07T00:00:00</dc:date>
              <text:p text:style-name="P1"><text:span text:style-name="T1">Manf: ATP Electronics, Inc.</text:span></text:p>
            </office:annotation>
            <text:p><text:a xlink:href="https://www.digikey.ca/products/en?keywords=AF512SDI-OEM+" xlink:type="simple">AF512SDI-OEM-ND</text:a></text:p>
          </table:table-cell>
          <table:table-cell table:style-name="ce41" office:value-type="float" office:value="255" calcext:value-type="float">
            <text:p>255</text:p>
          </table:table-cell>
          <table:table-cell table:style-name="ce80" office:value-type="currency" office:value="20.16" calcext:value-type="currency">
            <text:p>$20.16</text:p>
          </table:table-cell>
          <table:table-cell table:style-name="ce80"/>
          <table:table-cell table:style-name="ce90" table:formula="of:=[.D67]*[.G67]" office:value-type="currency" office:value="20.16" calcext:value-type="currency">
            <text:p>$20.16</text:p>
          </table:table-cell>
          <table:table-cell table:style-name="ce95" table:formula="of:=[.E67]" office:value-type="string" office:string-value="AF512SDI-OEM-ND" calcext:value-type="string">
            <text:p>AF512SDI-OEM-ND</text:p>
          </table:table-cell>
          <table:table-cell table:style-name="ce95" table:formula="of:=[.D6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9</text:p>
          </table:table-cell>
          <table:table-cell table:style-name="ce41" office:value-type="string" calcext:value-type="string">
            <text:p>1A_Fast</text:p>
          </table:table-cell>
          <table:table-cell table:style-name="ce44" office:value-type="string" calcext:value-type="string">
            <text:p>5MF 1-R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-detail/en/bel-fuse-inc/5MF-1-R/507-1261-ND/1009033" xlink:type="simple">507-1261-ND</text:a></text:p>
          </table:table-cell>
          <table:table-cell table:style-name="ce67" office:value-type="float" office:value="6689" calcext:value-type="float">
            <text:p>6689</text:p>
          </table:table-cell>
          <table:table-cell table:style-name="ce80" office:value-type="currency" office:value="0.29" calcext:value-type="currency">
            <text:p>$0.29</text:p>
          </table:table-cell>
          <table:table-cell table:style-name="ce80"/>
          <table:table-cell table:style-name="ce90" table:formula="of:=[.D68]*[.G68]" office:value-type="currency" office:value="0.29" calcext:value-type="currency">
            <text:p>$0.29</text:p>
          </table:table-cell>
          <table:table-cell table:style-name="ce95" table:formula="of:=[.E68]" office:value-type="string" office:string-value="507-1261-ND" calcext:value-type="string">
            <text:p>507-1261-ND</text:p>
          </table:table-cell>
          <table:table-cell table:style-name="ce95" table:formula="of:=[.D68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10-SYM13</text:p>
          </table:table-cell>
          <table:table-cell table:style-name="ce41" office:value-type="string" calcext:value-type="string">
            <text:p>AA</text:p>
          </table:table-cell>
          <table:table-cell table:style-name="ce44" office:value-type="string" calcext:value-type="string">
            <text:p>EN91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<text:a xlink:href="https://www.digikey.ca/product-detail/en/energizer-battery-company/EN91/N107-ND/704822" xlink:type="simple">N107-ND</text:a></text:p>
          </table:table-cell>
          <table:table-cell table:style-name="ce67" office:value-type="float" office:value="203877" calcext:value-type="float">
            <text:p>203877</text:p>
          </table:table-cell>
          <table:table-cell table:style-name="ce81" office:value-type="currency" office:currency="USD" office:value="0.19" calcext:value-type="currency">
            <text:p>$0.19</text:p>
          </table:table-cell>
          <table:table-cell table:style-name="ce81"/>
          <table:table-cell table:style-name="ce90" table:formula="of:=[.D69]*[.G69]" office:value-type="currency" office:value="0.76" calcext:value-type="currency">
            <text:p>$0.76</text:p>
          </table:table-cell>
          <table:table-cell table:style-name="ce95" table:formula="of:=[.E69]" office:value-type="string" office:string-value="N107-ND" calcext:value-type="string">
            <text:p>N107-ND</text:p>
          </table:table-cell>
          <table:table-cell table:style-name="ce95" table:formula="of:=[.D69]" office:value-type="float" office:value="4" calcext:value-type="float">
            <text:p>4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SYM5-SYM8</text:p>
          </table:table-cell>
          <table:table-cell table:style-name="ce41" office:value-type="string" calcext:value-type="string">
            <text:p>Cell</text:p>
          </table:table-cell>
          <table:table-cell table:style-name="ce44" office:value-type="string" calcext:value-type="string">
            <text:p>A76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<text:a xlink:href="https://www.digikey.ca/product-detail/en/energizer-battery-company/A76/N402-ND/704827" xlink:type="simple">N402-ND</text:a></text:p>
          </table:table-cell>
          <table:table-cell table:style-name="ce67" office:value-type="float" office:value="84722" calcext:value-type="float">
            <text:p>84722</text:p>
          </table:table-cell>
          <table:table-cell table:style-name="ce81" office:value-type="currency" office:currency="USD" office:value="0.79" calcext:value-type="currency">
            <text:p>$0.79</text:p>
          </table:table-cell>
          <table:table-cell table:style-name="ce86"/>
          <table:table-cell table:style-name="ce90" table:formula="of:=[.D70]*[.G70]" office:value-type="currency" office:value="3.16" calcext:value-type="currency">
            <text:p>$3.16</text:p>
          </table:table-cell>
          <table:table-cell table:style-name="ce95" table:formula="of:=[.E70]" office:value-type="string" office:string-value="N402-ND" calcext:value-type="string">
            <text:p>N402-ND</text:p>
          </table:table-cell>
          <table:table-cell table:style-name="ce95" table:formula="of:=[.D70]" office:value-type="float" office:value="4" calcext:value-type="float">
            <text:p>4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TH1</text:p>
          </table:table-cell>
          <table:table-cell table:style-name="ce41" office:value-type="string" calcext:value-type="string">
            <text:p>Thermistor</text:p>
          </table:table-cell>
          <table:table-cell table:style-name="ce44" office:value-type="string" calcext:value-type="string">
            <text:p>DC103G9G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s/en?keywords=DC103G9G+" xlink:type="simple">615-1054-ND</text:a></text:p>
          </table:table-cell>
          <table:table-cell table:style-name="ce41" office:value-type="float" office:value="8305" calcext:value-type="float">
            <text:p>8305</text:p>
          </table:table-cell>
          <table:table-cell table:style-name="ce81" office:value-type="currency" office:currency="USD" office:value="1.56" calcext:value-type="currency">
            <text:p>$1.56</text:p>
          </table:table-cell>
          <table:table-cell table:style-name="ce81"/>
          <table:table-cell table:style-name="ce90" table:formula="of:=[.D71]*[.G71]" office:value-type="currency" office:value="1.56" calcext:value-type="currency">
            <text:p>$1.56</text:p>
          </table:table-cell>
          <table:table-cell table:style-name="ce95" table:formula="of:=[.E71]" office:value-type="string" office:string-value="615-1054-ND" calcext:value-type="string">
            <text:p>615-1054-ND</text:p>
          </table:table-cell>
          <table:table-cell table:style-name="ce95" table:formula="of:=[.D7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</text:p>
          </table:table-cell>
          <table:table-cell table:style-name="ce41" office:value-type="string" calcext:value-type="string">
            <text:p>dsPIC33FJ128GP802</text:p>
          </table:table-cell>
          <table:table-cell table:style-name="ce44" office:value-type="string" calcext:value-type="string">
            <text:p>DSPIC33FJ128GP802-I/SP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1059pt" draw:caption-point-x="69.19pt" draw:caption-point-y="5.53pt">
              <dc:date>2018-06-07T00:00:00</dc:date>
              <text:p text:style-name="P1"><text:span text:style-name="T1">Footprint: 28-DIP (0.300", 7.62mm)</text:span></text:p>
              <text:p text:style-name="P1"><text:span text:style-name="T1">Manf: Microchip Technology</text:span></text:p>
            </office:annotation>
            <text:p><text:a xlink:href="https://www.digikey.ca/products/en?keywords=DSPIC33FJ128GP802-I%2FSP+" xlink:type="simple">DSPIC33FJ128GP802-I/SP-ND</text:a></text:p>
          </table:table-cell>
          <table:table-cell table:style-name="ce41" office:value-type="float" office:value="133" calcext:value-type="float">
            <text:p>133</text:p>
          </table:table-cell>
          <table:table-cell table:style-name="ce80" office:value-type="currency" office:value="8.13" calcext:value-type="currency">
            <text:p>$8.13</text:p>
          </table:table-cell>
          <table:table-cell table:style-name="ce87"/>
          <table:table-cell table:style-name="ce90" table:formula="of:=[.D72]*[.G72]" office:value-type="currency" office:value="8.13" calcext:value-type="currency">
            <text:p>$8.13</text:p>
          </table:table-cell>
          <table:table-cell table:style-name="ce95" table:formula="of:=[.E72]" office:value-type="string" office:string-value="DSPIC33FJ128GP802-I/SP-ND" calcext:value-type="string">
            <text:p>DSPIC33FJ128GP802-I/SP-ND</text:p>
          </table:table-cell>
          <table:table-cell table:style-name="ce95" table:formula="of:=[.D72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2</text:p>
          </table:table-cell>
          <table:table-cell table:style-name="ce41" office:value-type="string" calcext:value-type="string">
            <text:p>P7805-Q24-S3-S</text:p>
          </table:table-cell>
          <table:table-cell table:style-name="ce44" office:value-type="string" calcext:value-type="string">
            <text:p>P7805-Q24-S3-S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1073.91pt" draw:caption-point-x="69.19pt" draw:caption-point-y="5.53pt">
              <dc:date>2018-06-07T00:00:00</dc:date>
              <text:p text:style-name="P1"><text:span text:style-name="T1">Footprint: 3-SIP Module</text:span></text:p>
              <text:p text:style-name="P1"><text:span text:style-name="T1">Manf: CUI Inc.</text:span></text:p>
              <text:p text:style-name="P1"><text:span text:style-name="T1">Size: 0.46" L x 0.30" W x 0.40" H (11.6mm x 7.5mm x 10.2mm)</text:span></text:p>
            </office:annotation>
            <text:p><text:a xlink:href="https://www.digikey.ca/products/en?keywords=P7805-Q24-S3-S+" xlink:type="simple">102-2704-ND</text:a></text:p>
          </table:table-cell>
          <table:table-cell table:style-name="ce41" office:value-type="float" office:value="1506" calcext:value-type="float">
            <text:p>1506</text:p>
          </table:table-cell>
          <table:table-cell table:style-name="ce80" office:value-type="currency" office:value="6.88" calcext:value-type="currency">
            <text:p>$6.88</text:p>
          </table:table-cell>
          <table:table-cell table:style-name="ce88"/>
          <table:table-cell table:style-name="ce90" table:formula="of:=[.D73]*[.G73]" office:value-type="currency" office:value="6.88" calcext:value-type="currency">
            <text:p>$6.88</text:p>
          </table:table-cell>
          <table:table-cell table:style-name="ce95" table:formula="of:=[.E73]" office:value-type="string" office:string-value="102-2704-ND" calcext:value-type="string">
            <text:p>102-2704-ND</text:p>
          </table:table-cell>
          <table:table-cell table:style-name="ce95" table:formula="of:=[.D73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3</text:p>
          </table:table-cell>
          <table:table-cell table:style-name="ce41" office:value-type="string" calcext:value-type="string">
            <text:p>PDM1-S5-D5-S</text:p>
          </table:table-cell>
          <table:table-cell table:style-name="ce44" office:value-type="string" calcext:value-type="string">
            <text:p>PDM1-S5-D5-S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1088.79pt" draw:caption-point-x="69.19pt" draw:caption-point-y="5.53pt">
              <dc:date>2018-06-07T00:00:00</dc:date>
              <text:p text:style-name="P1"><text:span text:style-name="T1">Footprint: 6-SIP Module, 5 Leads</text:span></text:p>
              <text:p text:style-name="P1"><text:span text:style-name="T1">Manf: CUI Inc.</text:span></text:p>
              <text:p text:style-name="P1"><text:span text:style-name="T1">Size: 0.77" L x 0.24" W x 0.37" H (19.5mm x 6.0mm x 9.3mm)</text:span></text:p>
            </office:annotation>
            <text:p><text:a xlink:href="https://www.digikey.ca/products/en?keywords=PDM1-S5-D5-S+" xlink:type="simple">102-2722-ND</text:a></text:p>
          </table:table-cell>
          <table:table-cell table:style-name="ce41" office:value-type="float" office:value="546" calcext:value-type="float">
            <text:p>546</text:p>
          </table:table-cell>
          <table:table-cell table:style-name="ce80" office:value-type="currency" office:value="6.27" calcext:value-type="currency">
            <text:p>$6.27</text:p>
          </table:table-cell>
          <table:table-cell table:style-name="ce80"/>
          <table:table-cell table:style-name="ce90" table:formula="of:=[.D74]*[.G74]" office:value-type="currency" office:value="6.27" calcext:value-type="currency">
            <text:p>$6.27</text:p>
          </table:table-cell>
          <table:table-cell table:style-name="ce95" table:formula="of:=[.E74]" office:value-type="string" office:string-value="102-2722-ND" calcext:value-type="string">
            <text:p>102-2722-ND</text:p>
          </table:table-cell>
          <table:table-cell table:style-name="ce95" table:formula="of:=[.D7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4,U17</text:p>
          </table:table-cell>
          <table:table-cell table:style-name="ce41" office:value-type="string" calcext:value-type="string">
            <text:p>LM339</text:p>
          </table:table-cell>
          <table:table-cell table:style-name="ce44" office:value-type="string" calcext:value-type="string">
            <text:p>LM339N</text:p>
          </table:table-cell>
          <table:table-cell table:style-name="ce47" office:value-type="float" office:value="2" calcext:value-type="float">
            <text:p>2</text:p>
          </table:table-cell>
          <table:table-cell table:style-name="ce58" office:value-type="string" calcext:value-type="string">
            <text:p><text:a xlink:href="https://www.digikey.ca/product-detail/en/texas-instruments/LM339N/296-1393-5-ND/277628" xlink:type="simple">296-1393-5-ND</text:a></text:p>
          </table:table-cell>
          <table:table-cell table:style-name="ce41" office:value-type="float" office:value="263889" calcext:value-type="float">
            <text:p>263889</text:p>
          </table:table-cell>
          <table:table-cell table:style-name="ce80" office:value-type="currency" office:value="0.74" calcext:value-type="currency">
            <text:p>$0.74</text:p>
          </table:table-cell>
          <table:table-cell table:style-name="ce80"/>
          <table:table-cell table:style-name="ce90" table:formula="of:=[.D75]*[.G75]" office:value-type="currency" office:value="1.48" calcext:value-type="currency">
            <text:p>$1.48</text:p>
          </table:table-cell>
          <table:table-cell table:style-name="ce95" table:formula="of:=[.E75]" office:value-type="string" office:string-value="296-1393-5-ND" calcext:value-type="string">
            <text:p>296-1393-5-ND</text:p>
          </table:table-cell>
          <table:table-cell table:style-name="ce95" table:formula="of:=[.D75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5</text:p>
          </table:table-cell>
          <table:table-cell table:style-name="ce41" office:value-type="string" calcext:value-type="string">
            <text:p>NE556</text:p>
          </table:table-cell>
          <table:table-cell table:style-name="ce44" office:value-type="string" calcext:value-type="string">
            <text:p>NE556N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-detail/en/texas-instruments/NE556N/296-6504-5-ND/372495" xlink:type="simple">296-6504-5-ND</text:a></text:p>
          </table:table-cell>
          <table:table-cell table:style-name="ce41" office:value-type="float" office:value="4835" calcext:value-type="float">
            <text:p>4835</text:p>
          </table:table-cell>
          <table:table-cell table:style-name="ce80" office:value-type="currency" office:value="0.79" calcext:value-type="currency">
            <text:p>$0.79</text:p>
          </table:table-cell>
          <table:table-cell table:style-name="ce80"/>
          <table:table-cell table:style-name="ce90" table:formula="of:=[.D76]*[.G76]" office:value-type="currency" office:value="0.79" calcext:value-type="currency">
            <text:p>$0.79</text:p>
          </table:table-cell>
          <table:table-cell table:style-name="ce95" table:formula="of:=[.E76]" office:value-type="string" office:string-value="296-6504-5-ND" calcext:value-type="string">
            <text:p>296-6504-5-ND</text:p>
          </table:table-cell>
          <table:table-cell table:style-name="ce95" table:formula="of:=[.D7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18</text:p>
          </table:table-cell>
          <table:table-cell table:style-name="ce41" office:value-type="string" calcext:value-type="string">
            <text:p>74HC74</text:p>
          </table:table-cell>
          <table:table-cell table:style-name="ce44" office:value-type="string" calcext:value-type="string">
            <text:p>SN74HCT74N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-detail/en/texas-instruments/SN74HCT74N/296-1625-5-ND/277271" xlink:type="simple">296-1625-5-ND</text:a></text:p>
          </table:table-cell>
          <table:table-cell table:style-name="ce41" office:value-type="float" office:value="1711" calcext:value-type="float">
            <text:p>1711</text:p>
          </table:table-cell>
          <table:table-cell table:style-name="ce80" office:value-type="currency" office:value="0.7" calcext:value-type="currency">
            <text:p>$0.70</text:p>
          </table:table-cell>
          <table:table-cell table:style-name="ce80"/>
          <table:table-cell table:style-name="ce90" table:formula="of:=[.D77]*[.G77]" office:value-type="currency" office:value="0.7" calcext:value-type="currency">
            <text:p>$0.70</text:p>
          </table:table-cell>
          <table:table-cell table:style-name="ce95" table:formula="of:=[.E77]" office:value-type="string" office:string-value="296-1625-5-ND" calcext:value-type="string">
            <text:p>296-1625-5-ND</text:p>
          </table:table-cell>
          <table:table-cell table:style-name="ce95" table:formula="of:=[.D77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2</text:p>
          </table:table-cell>
          <table:table-cell table:style-name="ce41" office:value-type="string" calcext:value-type="string">
            <text:p>LCD_Header</text:p>
          </table:table-cell>
          <table:table-cell table:style-name="ce44" office:value-type="string" calcext:value-type="string">
            <text:p>67996-416HLF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s/en?keywords=67996-416HLF+" xlink:type="simple">609-3220-ND</text:a></text:p>
          </table:table-cell>
          <table:table-cell table:style-name="ce41" office:value-type="float" office:value="3007" calcext:value-type="float">
            <text:p>3007</text:p>
          </table:table-cell>
          <table:table-cell table:style-name="ce80" office:value-type="currency" office:value="0.84" calcext:value-type="currency">
            <text:p>$0.84</text:p>
          </table:table-cell>
          <table:table-cell table:style-name="ce80"/>
          <table:table-cell table:style-name="ce90" table:formula="of:=[.D78]*[.G78]" office:value-type="currency" office:value="0.84" calcext:value-type="currency">
            <text:p>$0.84</text:p>
          </table:table-cell>
          <table:table-cell table:style-name="ce95" table:formula="of:=[.E78]" office:value-type="string" office:string-value="609-3220-ND" calcext:value-type="string">
            <text:p>609-3220-ND</text:p>
          </table:table-cell>
          <table:table-cell table:style-name="ce95" table:formula="of:=[.D78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20</text:p>
          </table:table-cell>
          <table:table-cell table:style-name="ce41" office:value-type="string" calcext:value-type="string">
            <text:p>L293DNE</text:p>
          </table:table-cell>
          <table:table-cell table:style-name="ce44" office:value-type="string" calcext:value-type="string">
            <text:p>L293DNE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-detail/en/texas-instruments/L293DNE/296-9518-5-ND/379724" xlink:type="simple">296-9518-5-ND</text:a></text:p>
          </table:table-cell>
          <table:table-cell table:style-name="ce41" office:value-type="float" office:value="5205" calcext:value-type="float">
            <text:p>5205</text:p>
          </table:table-cell>
          <table:table-cell table:style-name="ce80" office:value-type="currency" office:value="5.13" calcext:value-type="currency">
            <text:p>$5.13</text:p>
          </table:table-cell>
          <table:table-cell table:style-name="ce80"/>
          <table:table-cell table:style-name="ce90" table:formula="of:=[.D79]*[.G79]" office:value-type="currency" office:value="5.13" calcext:value-type="currency">
            <text:p>$5.13</text:p>
          </table:table-cell>
          <table:table-cell table:style-name="ce95" table:formula="of:=[.E79]" office:value-type="string" office:string-value="296-9518-5-ND" calcext:value-type="string">
            <text:p>296-9518-5-ND</text:p>
          </table:table-cell>
          <table:table-cell table:style-name="ce95" table:formula="of:=[.D79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21</text:p>
          </table:table-cell>
          <table:table-cell table:style-name="ce41" office:value-type="string" calcext:value-type="string">
            <text:p>LM2903</text:p>
          </table:table-cell>
          <table:table-cell table:style-name="ce44" office:value-type="string" calcext:value-type="string">
            <text:p>LM2903P</text:p>
          </table:table-cell>
          <table:table-cell table:style-name="ce47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www.digikey.ca/product-detail/en/texas-instruments/LM2903P/296-6601-5-ND/372786" xlink:type="simple">296-6601-5-ND</text:a></text:p>
          </table:table-cell>
          <table:table-cell table:style-name="ce41" office:value-type="float" office:value="10827" calcext:value-type="float">
            <text:p>10827</text:p>
          </table:table-cell>
          <table:table-cell table:style-name="ce80" office:value-type="currency" office:value="0.61" calcext:value-type="currency">
            <text:p>$0.61</text:p>
          </table:table-cell>
          <table:table-cell table:style-name="ce80"/>
          <table:table-cell table:style-name="ce90" table:formula="of:=[.D80]*[.G80]" office:value-type="currency" office:value="0.61" calcext:value-type="currency">
            <text:p>$0.61</text:p>
          </table:table-cell>
          <table:table-cell table:style-name="ce95" table:formula="of:=[.E80]" office:value-type="string" office:string-value="296-6601-5-ND" calcext:value-type="string">
            <text:p>296-6601-5-ND</text:p>
          </table:table-cell>
          <table:table-cell table:style-name="ce95" table:formula="of:=[.D80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5</text:p>
          </table:table-cell>
          <table:table-cell table:style-name="ce41" office:value-type="string" calcext:value-type="string">
            <text:p>LT1079CN</text:p>
          </table:table-cell>
          <table:table-cell table:style-name="ce44" office:value-type="string" calcext:value-type="string">
            <text:p>LT1079CN#PBF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1193.1pt" draw:caption-point-x="69.19pt" draw:caption-point-y="5.53pt">
              <dc:date>2018-06-07T00:00:00</dc:date>
              <text:p text:style-name="P1"><text:span text:style-name="T1">Footprint: 14-DIP (0.300", 7.62mm)</text:span></text:p>
              <text:p text:style-name="P1"><text:span text:style-name="T1">Manf: Linear Technology/Analog Devices</text:span></text:p>
            </office:annotation>
            <text:p><text:a xlink:href="https://www.digikey.ca/products/en?keywords=LT1079CN%23PBF+" xlink:type="simple">LT1079CN#PBF-ND</text:a></text:p>
          </table:table-cell>
          <table:table-cell table:style-name="ce41" office:value-type="float" office:value="1008" calcext:value-type="float">
            <text:p>1008</text:p>
          </table:table-cell>
          <table:table-cell table:style-name="ce80" office:value-type="currency" office:value="10.34" calcext:value-type="currency">
            <text:p>$10.34</text:p>
          </table:table-cell>
          <table:table-cell table:style-name="ce89"/>
          <table:table-cell table:style-name="ce90" table:formula="of:=[.D81]*[.G81]" office:value-type="currency" office:value="10.34" calcext:value-type="currency">
            <text:p>$10.34</text:p>
          </table:table-cell>
          <table:table-cell table:style-name="ce95" table:formula="of:=[.E81]" office:value-type="string" office:string-value="LT1079CN#PBF-ND" calcext:value-type="string">
            <text:p>LT1079CN#PBF-ND</text:p>
          </table:table-cell>
          <table:table-cell table:style-name="ce95" table:formula="of:=[.D81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6,U11</text:p>
          </table:table-cell>
          <table:table-cell table:style-name="ce41" office:value-type="string" calcext:value-type="string">
            <text:p>TLC2264IN</text:p>
          </table:table-cell>
          <table:table-cell table:style-name="ce44" office:value-type="string" calcext:value-type="string">
            <text:p>TLC2264IN</text:p>
          </table:table-cell>
          <table:table-cell table:style-name="ce48" office:value-type="float" office:value="2" calcext:value-type="float">
            <text:p>2</text:p>
          </table:table-cell>
          <table:table-cell table:style-name="ce65" office:value-type="string" calcext:value-type="string">
            <office:annotation draw:style-name="gr2" draw:text-style-name="P2" svg:width="135.24pt" svg:height="55.5pt" svg:x="543.26pt" svg:y="1207.96pt" draw:caption-point-x="69.19pt" draw:caption-point-y="5.56pt">
              <dc:date>2018-06-07T00:00:00</dc:date>
              <text:p text:style-name="P1"><text:span text:style-name="T1">Footprint: 14-SOIC (0.154", 3.90mm Width)</text:span></text:p>
              <text:p text:style-name="P1"><text:span text:style-name="T1">Manf: Analog Devices Inc.</text:span></text:p>
            </office:annotation>
            <text:p><text:a xlink:href="https://www.digikey.ca/products/en?keywords=296-7107-5-ND" xlink:type="simple">296-7107-5-ND</text:a></text:p>
          </table:table-cell>
          <table:table-cell table:style-name="ce26" office:value-type="float" office:value="3348" calcext:value-type="float">
            <text:p>3348</text:p>
          </table:table-cell>
          <table:table-cell table:style-name="ce80" office:value-type="currency" office:value="3.46" calcext:value-type="currency">
            <text:p>$3.46</text:p>
          </table:table-cell>
          <table:table-cell table:style-name="ce89"/>
          <table:table-cell table:style-name="ce90" table:formula="of:=[.D82]*[.G82]" office:value-type="currency" office:value="6.92" calcext:value-type="currency">
            <text:p>$6.92</text:p>
          </table:table-cell>
          <table:table-cell table:style-name="ce95" table:formula="of:=[.E82]" office:value-type="string" office:string-value="296-7107-5-ND" calcext:value-type="string">
            <text:p>296-7107-5-ND</text:p>
          </table:table-cell>
          <table:table-cell table:style-name="ce95" table:formula="of:=[.D82]" office:value-type="float" office:value="2" calcext:value-type="float">
            <text:p>2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8</text:p>
          </table:table-cell>
          <table:table-cell table:style-name="ce41" office:value-type="string" calcext:value-type="string">
            <text:p>LT1636</text:p>
          </table:table-cell>
          <table:table-cell table:style-name="ce44" office:value-type="string" calcext:value-type="string">
            <text:p>LT1636CN8#PBF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office:annotation draw:style-name="gr5" draw:text-style-name="P2" svg:width="135.24pt" svg:height="55.47pt" svg:x="543.26pt" svg:y="1222.89pt" draw:caption-point-x="69.19pt" draw:caption-point-y="5.53pt">
              <dc:date>2018-06-07T00:00:00</dc:date>
              <text:p text:style-name="P1"><text:span text:style-name="T1">Footprint: 8-SOIC (0.154", 3.90mm Width)</text:span></text:p>
              <text:p text:style-name="P1"><text:span text:style-name="T1">Manf: Analog Devices Inc.</text:span></text:p>
            </office:annotation>
            <text:p><text:a xlink:href="https://www.digikey.ca/products/en?keywords=LT1636CN8%23PBF-ND" xlink:type="simple">LT1636CN8#PBF-ND</text:a></text:p>
          </table:table-cell>
          <table:table-cell table:style-name="ce26" office:value-type="float" office:value="395" calcext:value-type="float">
            <text:p>395</text:p>
          </table:table-cell>
          <table:table-cell table:style-name="ce80" office:value-type="currency" office:value="4.38" calcext:value-type="currency">
            <text:p>$4.38</text:p>
          </table:table-cell>
          <table:table-cell table:style-name="ce89"/>
          <table:table-cell table:style-name="ce90" table:formula="of:=[.D83]*[.G83]" office:value-type="currency" office:value="4.38" calcext:value-type="currency">
            <text:p>$4.38</text:p>
          </table:table-cell>
          <table:table-cell table:style-name="ce95" table:formula="of:=[.E83]" office:value-type="string" office:string-value="LT1636CN8#PBF-ND" calcext:value-type="string">
            <text:p>LT1636CN8#PBF-ND</text:p>
          </table:table-cell>
          <table:table-cell table:style-name="ce95" table:formula="of:=[.D83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U9</text:p>
          </table:table-cell>
          <table:table-cell table:style-name="ce41" office:value-type="string" calcext:value-type="string">
            <text:p>IL300</text:p>
          </table:table-cell>
          <table:table-cell table:style-name="ce44" office:value-type="string" calcext:value-type="string">
            <text:p>IL300-F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5" draw:text-style-name="P2" svg:width="135.24pt" svg:height="55.47pt" svg:x="543.26pt" svg:y="1237.8pt" draw:caption-point-x="69.19pt" draw:caption-point-y="5.53pt">
              <dc:date>2018-06-07T00:00:00</dc:date>
              <text:p text:style-name="P1"><text:span text:style-name="T1">Footprint: 8-SMD, Gull Wing</text:span></text:p>
              <text:p text:style-name="P1"><text:span text:style-name="T1">Manf: Vishay Semiconductor Opto Division</text:span></text:p>
            </office:annotation>
            <text:p><text:a xlink:href="https://www.digikey.ca/product-detail/en/vishay-semiconductor-opto-division/IL300-F/751-1296-5-ND/1731529" xlink:type="simple">751-1296-5-ND</text:a></text:p>
          </table:table-cell>
          <table:table-cell table:style-name="ce26" office:value-type="float" office:value="8575" calcext:value-type="float">
            <text:p>8575</text:p>
          </table:table-cell>
          <table:table-cell table:style-name="ce80" office:value-type="currency" office:value="16.01" calcext:value-type="currency">
            <text:p>$16.01</text:p>
          </table:table-cell>
          <table:table-cell table:style-name="ce89"/>
          <table:table-cell table:style-name="ce90" table:formula="of:=[.D84]*[.G84]" office:value-type="currency" office:value="16.01" calcext:value-type="currency">
            <text:p>$16.01</text:p>
          </table:table-cell>
          <table:table-cell table:style-name="ce95" table:formula="of:=[.E84]" office:value-type="string" office:string-value="751-1296-5-ND" calcext:value-type="string">
            <text:p>751-1296-5-ND</text:p>
          </table:table-cell>
          <table:table-cell table:style-name="ce95" table:formula="of:=[.D84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5" office:value-type="string" calcext:value-type="string">
            <text:p>Y1</text:p>
          </table:table-cell>
          <table:table-cell table:style-name="ce41" office:value-type="string" calcext:value-type="string">
            <text:p>10MHz</text:p>
          </table:table-cell>
          <table:table-cell table:style-name="ce44" office:value-type="string" calcext:value-type="string">
            <text:p>ABMM-10.000MHZ-B2-T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office:annotation draw:style-name="gr2" draw:text-style-name="P2" svg:width="135.24pt" svg:height="55.5pt" svg:x="543.26pt" svg:y="1252.69pt" draw:caption-point-x="69.19pt" draw:caption-point-y="5.53pt">
              <dc:date>2018-06-07T00:00:00</dc:date>
              <text:p text:style-name="P1"><text:span text:style-name="T1">Footprint: 4-SMD, No Lead</text:span></text:p>
              <text:p text:style-name="P1"><text:span text:style-name="T1">Frequency: 10MHz</text:span></text:p>
              <text:p text:style-name="P1"><text:span text:style-name="T1">Manf: Abracon LLC</text:span></text:p>
              <text:p text:style-name="P1"><text:span text:style-name="T1">Size: 0.276" L x 0.197" W (7.00mm x 5.00mm)</text:span></text:p>
            </office:annotation>
            <text:p><text:a xlink:href="https://www.digikey.ca/product-detail/en/abracon-llc/ABMM-10.000MHZ-B2-T/535-9150-1-ND/675667" xlink:type="simple">535-9150-1-ND</text:a></text:p>
          </table:table-cell>
          <table:table-cell table:style-name="ce41" office:value-type="float" office:value="4228" calcext:value-type="float">
            <text:p>4228</text:p>
          </table:table-cell>
          <table:table-cell table:style-name="ce80" office:value-type="currency" office:value="1.37" calcext:value-type="currency">
            <text:p>$1.37</text:p>
          </table:table-cell>
          <table:table-cell table:style-name="ce89"/>
          <table:table-cell table:style-name="ce90" table:formula="of:=[.D85]*[.G85]" office:value-type="currency" office:value="1.37" calcext:value-type="currency">
            <text:p>$1.37</text:p>
          </table:table-cell>
          <table:table-cell table:style-name="ce95" table:formula="of:=[.E85]" office:value-type="string" office:string-value="535-9150-1-ND" calcext:value-type="string">
            <text:p>535-9150-1-ND</text:p>
          </table:table-cell>
          <table:table-cell table:style-name="ce95" table:formula="of:=[.D85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4">
          <table:table-cell table:style-name="ce16" office:value-type="string" calcext:value-type="string">
            <text:p>Y2</text:p>
          </table:table-cell>
          <table:table-cell table:style-name="ce42" office:value-type="string" calcext:value-type="string">
            <text:p>32kHz</text:p>
          </table:table-cell>
          <table:table-cell table:style-name="ce42" office:value-type="string" calcext:value-type="string">
            <text:p>AB38T-32.768KHZ</text:p>
          </table:table-cell>
          <table:table-cell table:style-name="ce51" office:value-type="float" office:value="1" calcext:value-type="float">
            <text:p>1</text:p>
          </table:table-cell>
          <table:table-cell table:style-name="ce59" office:value-type="string" calcext:value-type="string">
            <office:annotation draw:style-name="gr7" draw:text-style-name="P2" svg:width="135.24pt" svg:height="56.24pt" svg:x="543.26pt" svg:y="1267.6pt" draw:caption-point-x="69.19pt" draw:caption-point-y="5.53pt">
              <dc:date>2018-06-07T00:00:00</dc:date>
              <text:p text:style-name="P1"><text:span text:style-name="T1">Footprint: Cylindrical Can, Radial</text:span></text:p>
              <text:p text:style-name="P1"><text:span text:style-name="T1">Frequency: 32.768kHz</text:span></text:p>
              <text:p text:style-name="P1"><text:span text:style-name="T1">Manf: Abracon LLC</text:span></text:p>
              <text:p text:style-name="P1"><text:span text:style-name="T1">Size: 0.126" Dia x 0.330" L (3.20mm x 8.30mm)</text:span></text:p>
            </office:annotation>
            <text:p><text:a xlink:href="https://www.digikey.ca/product-detail/en/abracon-llc/AB38T-32.768KHZ/535-9034-ND/675229" xlink:type="simple">535-9034-ND</text:a></text:p>
          </table:table-cell>
          <table:table-cell table:style-name="ce42" office:value-type="float" office:value="37808" calcext:value-type="float">
            <text:p>37808</text:p>
          </table:table-cell>
          <table:table-cell table:style-name="ce82" office:value-type="currency" office:value="0.25" calcext:value-type="currency">
            <text:p>$0.25</text:p>
          </table:table-cell>
          <table:table-cell table:style-name="ce89"/>
          <table:table-cell table:style-name="ce90" table:formula="of:=[.D86]*[.G86]" office:value-type="currency" office:value="0.25" calcext:value-type="currency">
            <text:p>$0.25</text:p>
          </table:table-cell>
          <table:table-cell table:style-name="ce95" table:formula="of:=[.E86]" office:value-type="string" office:string-value="535-9034-ND" calcext:value-type="string">
            <text:p>535-9034-ND</text:p>
          </table:table-cell>
          <table:table-cell table:style-name="ce95" table:formula="of:=[.D86]" office:value-type="float" office:value="1" calcext:value-type="float">
            <text:p>1</text:p>
          </table:table-cell>
          <table:table-cell/>
          <table:table-cell table:style-name="ce78"/>
        </table:table-row>
        <table:table-row table:style-name="ro6">
          <table:table-cell table:style-name="ce78" table:number-columns-repeated="3"/>
          <table:table-cell table:style-name="ce52"/>
          <table:table-cell table:style-name="ce60"/>
          <table:table-cell table:style-name="ce78"/>
          <table:table-cell table:style-name="ce37" table:number-columns-repeated="2"/>
          <table:table-cell table:style-name="ce70"/>
          <table:table-cell table:style-name="ce52" table:number-columns-repeated="2"/>
          <table:table-cell table:number-columns-repeated="2"/>
        </table:table-row>
        <table:table-row table:style-name="ro6" table:number-rows-repeated="2">
          <table:table-cell table:number-columns-repeated="7"/>
          <table:table-cell table:style-name="ce37"/>
          <table:table-cell table:number-columns-repeated="5"/>
        </table:table-row>
        <table:table-row table:style-name="ro6" table:number-rows-repeated="1048486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>
        <table:named-expression table:name="BoardQty" table:base-cell-address="$BOM.$A$1" table:expression="#REF!"/>
        <table:named-expression table:name="digikey_part_data" table:base-cell-address="$BOM.$A$1" table:expression="#REF!"/>
        <table:named-expression table:name="global_part_data" table:base-cell-address="$BOM.$A$1" table:expression="#REF!"/>
        <table:named-expression table:name="TotalCost" table:base-cell-address="$BO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2" loext:min-decimal-places="2" number:min-integer-digits="1" number:grouping="true"/>
    </number:currency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aaaaaa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9900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3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01:01:29.523895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._20_" style:display-name="PageStyle_Main.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6:14:55</meta:creation-date>
    <dc:date>2018-06-08T01:14:07.602895182</dc:date>
    <meta:generator>LibreOffice/6.0.1.1$Linux_X86_64 LibreOffice_project/00m0$Build-1</meta:generator>
    <meta:editing-duration>PT56M30S</meta:editing-duration>
    <meta:editing-cycles>16</meta:editing-cycles>
    <meta:document-statistic meta:table-count="1" meta:cell-count="8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